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color="#000000" style:font-name="DejaVu Sans Mono" fo:font-size="10pt" fo:font-style="italic" style:font-name-asian="DejaVu Sans Mono" style:font-size-asian="10pt" style:font-style-asian="italic" style:font-name-complex="DejaVu Sans Mono" style:font-size-complex="10pt" style:font-style-complex="italic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color="#111111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aa61a"/>
    </style:style>
    <style:style style:name="ce6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  <style:text-properties fo:color="#ef413d"/>
    </style:style>
    <style:style style:name="ce7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  <style:text-properties fo:color="#000000" style:font-name="Noto Mono" fo:font-size="10pt" style:font-size-asian="10pt" style:font-size-complex="10pt"/>
    </style:style>
    <style:style style:name="ce8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  <style:text-properties style:font-name="Noto Mono" fo:font-weight="normal" style:font-weight-asian="normal" style:font-weight-complex="normal"/>
    </style:style>
    <style:style style:name="ce9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 fo:margin-left="0mm"/>
      <style:text-properties fo:color="#111111" style:text-outline="false" style:text-line-through-style="none" style:text-line-through-type="none" style:font-name="Noto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DejaVu Sa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color="#111111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DejaVu Sa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d85be" style:text-outline="false" style:text-line-through-style="none" style:text-line-through-type="none" style:font-name="DejaVu Sans Mono" fo:font-size="10.5pt" fo:language="none" fo:country="none" fo:font-style="italic" fo:text-shadow="none" style:text-underline-style="none" fo:font-weight="bold" style:text-underline-mode="continuous" style:text-overline-mode="continuous" style:text-line-through-mode="continuous" style:font-size-asian="10.5pt" style:language-asian="none" style:country-asian="none" style:font-style-asian="italic" style:font-weight-asian="bold" style:font-name-complex="DejaVu Sans Mono" style:font-size-complex="10.5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d85be" style:text-outline="false" style:text-line-through-style="none" style:text-line-through-type="none" style:font-name="DejaVu Sans Mono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italic" style:font-weight-asian="bold" style:font-name-complex="DejaVu Sans Mono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color="#111111" style:font-name="Liberation Mono" fo:font-size="10pt" fo:language="none" fo:country="none" fo:font-style="italic" style:font-name-asian="DejaVu Sans Mono" style:font-size-asian="10pt" style:language-asian="none" style:country-asian="none" style:font-style-asian="italic" style:font-name-complex="DejaVu Sans Mono" style:font-size-complex="10pt" style:language-complex="none" style:country-complex="none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26aaf" style:font-name="Liberation Mono" fo:font-size="10pt" fo:font-style="italic" fo:font-weight="bold" style:font-name-asian="DejaVu Sans Mono" style:font-size-asian="10pt" style:font-style-asian="italic" style:font-weight-asian="bold" style:font-name-complex="DejaVu Sans Mono" style:font-size-complex="10pt" style:font-style-complex="italic" style:font-weight-complex="bold"/>
    </style:style>
    <style:style style:name="ce17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color="#666666" style:text-outline="false" style:text-line-through-style="none" style:text-line-through-type="none" style:font-name="Liberation Mono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italic" style:font-weight-asian="bold" style:font-name-complex="DejaVu Sans Mono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 style:font-name="DejaVu Sans Mono" fo:font-size="10.5pt" fo:language="none" fo:country="none" fo:font-style="italic" fo:font-weight="bold" style:font-name-asian="DejaVu Sans Mono" style:font-size-asian="10.5pt" style:language-asian="none" style:country-asian="none" style:font-style-asian="italic" style:font-weight-asian="bold" style:font-name-complex="DejaVu Sans Mono" style:font-size-complex="10.5pt" style:language-complex="none" style:country-complex="none" style:font-style-complex="italic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 style:text-outline="false" style:text-line-through-style="none" style:text-line-through-type="none" style:font-name="DejaVu Sans Mono" fo:font-size="10.5pt" fo:language="none" fo:country="none" fo:font-style="italic" fo:text-shadow="none" style:text-underline-style="none" fo:font-weight="bold" style:text-underline-mode="continuous" style:text-overline-mode="continuous" style:text-line-through-mode="continuous" style:font-size-asian="10.5pt" style:language-asian="none" style:country-asian="none" style:font-style-asian="italic" style:font-weight-asian="bold" style:font-name-complex="DejaVu Sans Mono" style:font-size-complex="10.5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color="#111111" style:text-outline="false" style:text-line-through-style="none" style:text-line-through-type="none" style:font-name="Noto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fo:color="#111111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DejaVu Sa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9d85be" style:font-name="Liberation Mono" fo:font-size="10pt" fo:font-style="italic" fo:font-weight="bold" style:font-name-asian="DejaVu Sans Mono" style:font-size-asian="10pt" style:font-style-asian="italic" style:font-weight-asian="bold" style:font-name-complex="DejaVu Sans Mono" style:font-size-complex="10pt" style:font-style-complex="italic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d85be" style:text-outline="false" style:text-line-through-style="none" style:text-line-through-type="none" style:font-name="Liberation Mono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italic" style:font-weight-asian="bold" style:font-name-complex="DejaVu Sans Mono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d85be" style:text-outline="false" style:text-line-through-style="none" style:text-line-through-type="none" style:font-name="Noto Mono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italic" style:font-weight-asian="bold" style:font-name-complex="DejaVu Sans Mono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color="#808080" style:text-outline="false" style:text-line-through-style="none" style:text-line-through-type="none" style:font-name="Noto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DejaVu Sa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  <style:text-properties fo:color="#111111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DejaVu Sa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color="#808080" style:text-outline="false" style:text-line-through-style="none" style:text-line-through-type="none" style:font-name="Noto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DejaVu Sa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color="#111111"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.5pt" style:language-asian="none" style:country-asian="none" style:font-style-asian="normal" style:font-weight-asian="bold" style:font-name-complex="DejaVu Sans Mono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color="#808080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DejaVu Sa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color="#111111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DejaVu Sa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color="#808080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bold" style:font-name-complex="DejaVu Sa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111111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DejaVu Sa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color="#808080" style:text-outline="false" style:text-line-through-style="none" style:text-line-through-type="none" style:font-name="DejaVu Sans Mono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italic" style:font-weight-asian="bold" style:font-name-complex="DejaVu Sans Mono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200" style:text-align-source="value-type" style:repeat-content="false" style:vertical-align="middle"/>
      <style:paragraph-properties fo:margin-left="0mm"/>
      <style:text-properties fo:color="#808080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DejaVu Sa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8080" style:text-outline="false" style:text-line-through-style="none" style:text-line-through-type="none" style:font-name="DejaVu Sans Mono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italic" style:font-weight-asian="bold" style:font-name-complex="DejaVu Sans Mono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color="#808080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DejaVu Sa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200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19.53mm" fo:min-width="1.38mm"/>
    </style:style>
    <style:style style:name="gr2" style:family="graphic">
      <style:graphic-properties draw:textarea-horizontal-align="justify" draw:textarea-vertical-align="middle" draw:auto-grow-height="false" fo:min-height="3.32mm" fo:min-width="35.09mm"/>
    </style:style>
    <style:style style:name="gr3" style:family="graphic">
      <style:graphic-properties draw:textarea-vertical-align="middle" draw:auto-grow-height="false" fo:min-height="11.54mm" fo:min-width="25.22mm"/>
    </style:style>
    <style:style style:name="gr4" style:family="graphic">
      <style:graphic-properties draw:textarea-horizontal-align="justify" draw:textarea-vertical-align="middle" draw:auto-grow-height="false" fo:min-height="11.85mm" fo:min-width="1.38mm"/>
    </style:style>
    <style:style style:name="gr5" style:family="graphic">
      <style:graphic-properties draw:textarea-horizontal-align="justify" draw:textarea-vertical-align="middle" draw:auto-grow-height="false" fo:min-height="117.94mm" fo:min-width="5.76mm"/>
    </style:style>
    <style:style style:name="gr6" style:family="graphic">
      <style:graphic-properties draw:textarea-horizontal-align="justify" draw:textarea-vertical-align="middle" draw:auto-grow-height="false" fo:min-height="1.2mm" fo:min-width="14.15mm"/>
    </style:style>
    <style:style style:name="gr7" style:family="graphic">
      <style:graphic-properties draw:textarea-horizontal-align="justify" draw:textarea-vertical-align="middle" draw:auto-grow-height="false" fo:min-height="5.12mm" fo:min-width="64.31mm"/>
    </style:style>
    <style:style style:name="gr8" style:family="graphic">
      <style:graphic-properties draw:textarea-horizontal-align="justify" draw:textarea-vertical-align="middle" draw:auto-grow-height="false" fo:min-height="162.95mm" fo:min-width="5.76mm"/>
    </style:style>
    <style:style style:name="gr9" style:family="graphic">
      <style:graphic-properties draw:textarea-horizontal-align="justify" draw:textarea-vertical-align="middle" draw:auto-grow-height="false" fo:min-height="8.17mm" fo:min-width="5.89mm"/>
    </style:style>
    <style:style style:name="gr10" style:family="graphic">
      <style:graphic-properties draw:textarea-horizontal-align="justify" draw:textarea-vertical-align="middle" draw:auto-grow-height="false" fo:min-height="239.17mm" fo:min-width="5.76mm"/>
    </style:style>
    <style:style style:name="gr11" style:family="graphic">
      <style:graphic-properties draw:textarea-horizontal-align="justify" draw:textarea-vertical-align="middle" draw:auto-grow-height="false" fo:min-height="2.26mm" fo:min-width="49.18mm"/>
    </style:style>
    <style:style style:name="gr12" style:family="graphic">
      <style:graphic-properties draw:textarea-horizontal-align="justify" draw:textarea-vertical-align="middle" draw:auto-grow-height="false" fo:min-height="7.45mm" fo:min-width="1.38mm"/>
    </style:style>
    <style:style style:name="gr13" style:family="graphic">
      <style:graphic-properties draw:textarea-horizontal-align="justify" draw:textarea-vertical-align="middle" draw:auto-grow-height="false" fo:min-height="171.73mm" fo:min-width="1.92mm"/>
    </style:style>
    <style:style style:name="gr14" style:family="graphic">
      <style:graphic-properties draw:textarea-horizontal-align="justify" draw:textarea-vertical-align="middle" draw:auto-grow-height="false" fo:min-height="1.2mm" fo:min-width="32.85mm"/>
    </style:style>
    <style:style style:name="gr15" style:family="graphic">
      <style:graphic-properties draw:textarea-horizontal-align="justify" draw:textarea-vertical-align="middle" draw:auto-grow-height="false" fo:min-height="72.01mm" fo:min-width="1.92mm"/>
    </style:style>
    <style:style style:name="gr16" style:family="graphic">
      <style:graphic-properties draw:textarea-horizontal-align="justify" draw:textarea-vertical-align="middle" draw:auto-grow-height="false" fo:min-height="8.39mm" fo:min-width="1.92mm"/>
    </style:style>
    <style:style style:name="gr17" style:family="graphic">
      <style:graphic-properties draw:textarea-horizontal-align="justify" draw:textarea-vertical-align="middle" draw:auto-grow-height="false" fo:min-height="7.44mm" fo:min-width="1.92mm"/>
    </style:style>
    <style:style style:name="gr18" style:family="graphic">
      <style:graphic-properties draw:textarea-horizontal-align="justify" draw:textarea-vertical-align="middle" draw:auto-grow-height="false" fo:min-height="7.45mm" fo:min-width="1.92mm"/>
    </style:style>
    <style:style style:name="gr19" style:family="graphic">
      <style:graphic-properties draw:textarea-horizontal-align="justify" draw:textarea-vertical-align="middle" draw:auto-grow-height="false" fo:min-height="5.12mm" fo:min-width="109.3mm"/>
    </style:style>
    <style:style style:name="gr20" style:family="graphic">
      <style:graphic-properties draw:textarea-horizontal-align="justify" draw:textarea-vertical-align="middle" draw:auto-grow-height="false" fo:min-height="19.77mm" fo:min-width="1.92mm"/>
    </style:style>
    <style:style style:name="gr21" style:family="graphic">
      <style:graphic-properties draw:textarea-horizontal-align="justify" draw:textarea-vertical-align="middle" draw:auto-grow-height="false" fo:min-height="172.13mm" fo:min-width="1.92mm"/>
    </style:style>
    <style:style style:name="gr22" style:family="graphic">
      <style:graphic-properties draw:textarea-horizontal-align="justify" draw:textarea-vertical-align="middle" draw:auto-grow-height="false" fo:min-height="655.38mm" fo:min-width="1.92mm"/>
    </style:style>
    <style:style style:name="gr23" style:family="graphic">
      <style:graphic-properties draw:textarea-horizontal-align="justify" draw:textarea-vertical-align="middle" draw:auto-grow-height="false" fo:min-height="20.02mm" fo:min-width="1.92mm"/>
    </style:style>
    <style:style style:name="gr24" style:family="graphic">
      <style:graphic-properties draw:textarea-horizontal-align="justify" draw:textarea-vertical-align="middle" draw:auto-grow-height="false" fo:min-height="3.98mm" fo:min-width="46.96mm"/>
    </style:style>
    <style:style style:name="gr25" style:family="graphic">
      <style:graphic-properties draw:textarea-horizontal-align="justify" draw:textarea-vertical-align="middle" draw:auto-grow-height="false" fo:min-height="754.59mm" fo:min-width="5.75mm"/>
    </style:style>
    <style:style style:name="gr26" style:family="graphic">
      <style:graphic-properties draw:textarea-horizontal-align="justify" draw:textarea-vertical-align="middle" draw:auto-grow-height="false" fo:min-height="15.38mm" fo:min-width="5.9mm"/>
    </style:style>
    <style:style style:name="gr27" style:family="graphic">
      <style:graphic-properties draw:textarea-horizontal-align="justify" draw:textarea-vertical-align="middle" draw:auto-grow-height="false" fo:min-height="1.2mm" fo:min-width="14.63mm"/>
    </style:style>
    <style:style style:name="gr28" style:family="graphic">
      <style:graphic-properties draw:textarea-horizontal-align="justify" draw:textarea-vertical-align="middle" draw:auto-grow-height="false" fo:min-height="9.31mm" fo:min-width="1.92mm"/>
    </style:style>
    <style:style style:name="gr29" style:family="graphic">
      <style:graphic-properties draw:textarea-horizontal-align="justify" draw:textarea-vertical-align="middle" draw:auto-grow-height="false" fo:min-height="11.36mm" fo:min-width="1.92mm"/>
    </style:style>
    <style:style style:name="gr30" style:family="graphic">
      <style:graphic-properties draw:textarea-horizontal-align="justify" draw:textarea-vertical-align="middle" draw:auto-grow-height="false" fo:min-height="873.33mm" fo:min-width="1.92mm"/>
    </style:style>
    <style:style style:name="gr31" style:family="graphic">
      <style:graphic-properties draw:textarea-horizontal-align="justify" draw:textarea-vertical-align="middle" draw:auto-grow-height="false" fo:min-height="15.13mm" fo:min-width="1.92mm"/>
    </style:style>
    <style:style style:name="gr32" style:family="graphic">
      <style:graphic-properties draw:textarea-horizontal-align="justify" draw:textarea-vertical-align="middle" draw:auto-grow-height="false" fo:min-height="956.59mm" fo:min-width="5.75mm"/>
    </style:style>
    <style:style style:name="gr33" style:family="graphic">
      <style:graphic-properties draw:textarea-horizontal-align="justify" draw:textarea-vertical-align="middle" draw:auto-grow-height="false" fo:min-height="11.42mm" fo:min-width="5.9mm"/>
    </style:style>
    <style:style style:name="gr34" style:family="graphic">
      <style:graphic-properties draw:textarea-horizontal-align="justify" draw:textarea-vertical-align="middle" draw:auto-grow-height="false" fo:min-height="8.45mm" fo:min-width="1.92mm"/>
    </style:style>
    <style:style style:name="gr35" style:family="graphic">
      <style:graphic-properties draw:textarea-horizontal-align="justify" draw:textarea-vertical-align="middle" draw:auto-grow-height="false" fo:min-height="8.15mm" fo:min-width="1.92m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Mono" fo:font-weight="bold" style:font-weight-asian="bold" style:font-weight-complex="bold"/>
    </style:style>
    <style:style style:name="T1" style:family="text">
      <style:text-properties style:font-name="Noto Mono"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font-style="italic" style:font-style-asian="italic" style:font-style-complex="italic" fo:color="#808080"/>
    </style:style>
    <style:style style:name="T3" style:family="text">
      <style:text-properties style:font-size-asian="10pt" style:font-size-complex="10pt" style:font-name="Liberation Mono" fo:font-weight="normal" style:font-weight-asian="normal" style:font-weight-complex="normal" fo:font-style="normal" style:font-style-asian="normal" style:font-style-complex="normal"/>
    </style:style>
    <style:style style:name="T4" style:family="text">
      <style:text-properties style:font-size-asian="10pt" style:font-size-complex="10pt" style:font-name="Liberation Mono"/>
    </style:style>
    <style:style style:name="T5" style:family="text">
      <style:text-properties style:font-size-asian="10pt" style:font-size-complex="10pt" style:font-name="Liberation Mono" fo:font-weight="bold" style:font-weight-asian="bold" style:font-weight-complex="bold" fo:color="#666666"/>
    </style:style>
    <style:style style:name="T6" style:family="text">
      <style:text-properties style:font-size-asian="10pt" style:font-size-complex="10pt" fo:font-weight="bold" style:font-weight-asian="bold" style:font-weight-complex="bold" style:font-name="Liberation Mono" fo:color="#666666"/>
    </style:style>
    <style:style style:name="T7" style:family="text">
      <style:text-properties fo:font-style="italic" style:font-style-asian="italic" style:font-style-complex="italic" fo:color="#808080" fo:font-weight="bold" style:font-weight-asian="bold" style:font-weight-complex="bold"/>
    </style:style>
    <style:style style:name="T8" style:family="text">
      <style:text-properties fo:color="#808080" fo:font-style="italic" style:font-name-asian="DejaVu Sans Mono" style:font-name-complex="DejaVu Sans Mono" style:font-style-asian="italic" style:font-style-complex="italic" style:font-name="Liberation Sans" fo:font-weight="bold" style:font-weight-asian="bold" style:font-weight-complex="bold" fo:font-size="10pt" style:font-size-asian="10pt" style:font-size-complex="10pt"/>
    </style:style>
    <style:style style:name="T9" style:family="text">
      <style:text-properties style:font-name="Liberation Mono"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 fo:color="#80808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 fo:color="#808080"/>
    </style:style>
    <style:style style:name="T13" style:family="text">
      <style:text-properties fo:font-style="italic" style:font-style-asian="italic" style:font-style-complex="italic" fo:color="#999999"/>
    </style:style>
    <style:style style:name="T14" style:family="text">
      <style:text-properties style:font-name="Noto Mono" fo:font-weight="normal" style:font-weight-asian="normal" style:font-weight-complex="normal" fo:font-style="normal" style:font-style-asian="normal" style:font-style-complex="normal"/>
    </style:style>
    <style:style style:name="T15" style:family="text">
      <style:text-properties fo:color="#666666" fo:font-weight="bold" style:font-weight-asian="bold" style:font-weight-complex="bold"/>
    </style:style>
    <style:style style:name="T16" style:family="text">
      <style:text-properties fo:color="#808080" fo:font-style="italic" style:font-style-asian="italic" style:font-style-complex="italic"/>
    </style:style>
    <style:style style:name="T17" style:family="text">
      <style:text-properties fo:color="#11111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111111" style:font-weight-asian="bold" style:font-weight-complex="bold"/>
    </style:style>
    <style:style style:name="T20" style:family="text">
      <style:text-properties style:font-weight-asian="bold" style:font-weight-complex="bold" fo:color="#808080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 style:font-weight-asian="bold" style:font-weight-complex="bold"/>
    </style:style>
    <style:style style:name="T22" style:family="text">
      <style:text-properties style:font-weight-asian="bold" style:font-weight-complex="bold" fo:color="#111111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custom-shape draw:z-index="0" draw:style-name="gr1" draw:text-style-name="P1" svg:width="2.76mm" svg:height="22.31mm" svg:x="134.65mm" svg:y="13.28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draw:text-style-name="P1" svg:width="2.76mm" svg:height="22.31mm" svg:x="98.67mm" svg:y="40.65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draw:text-style-name="P1" svg:width="2.76mm" svg:height="22.31mm" svg:x="98.98mm" svg:y="67.73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draw:text-style-name="P1" svg:width="2.76mm" svg:height="22.31mm" svg:x="99.06mm" svg:y="94.83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1" draw:text-style-name="P1" svg:width="2.76mm" svg:height="22.31mm" svg:x="99.06mm" svg:y="121.93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1" draw:text-style-name="P1" svg:width="2.76mm" svg:height="22.31mm" svg:x="99.06mm" svg:y="167.08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2" draw:text-style-name="P1" svg:width="40.1mm" svg:height="6.64mm" svg:x="120.02mm" svg:y="188.18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3" draw:text-style-name="P1" svg:width="25.22mm" svg:height="11.54mm" svg:x="135.17mm" svg:y="193.25m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z-index="9" draw:style-name="gr1" draw:text-style-name="P1" svg:width="2.76mm" svg:height="22.31mm" svg:x="99.06mm" svg:y="194.18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" draw:style-name="gr1" draw:text-style-name="P1" svg:width="2.76mm" svg:height="22.31mm" svg:x="60.03mm" svg:y="221.26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" draw:style-name="gr4" draw:text-style-name="P1" svg:width="2.76mm" svg:height="13.54mm" svg:x="151.06mm" svg:y="248.36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2" draw:style-name="gr4" draw:text-style-name="P1" svg:width="2.76mm" svg:height="13.54mm" svg:x="151.02mm" svg:y="271.07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3" draw:style-name="gr4" draw:text-style-name="P1" svg:width="2.76mm" svg:height="13.54mm" svg:x="151.02mm" svg:y="289.41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4" draw:style-name="gr4" draw:text-style-name="P1" svg:width="2.76mm" svg:height="13.54mm" svg:x="219.03mm" svg:y="307.49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5" draw:style-name="gr5" draw:text-style-name="P1" svg:width="11.52mm" svg:height="134.78mm" svg:x="215.08mm" svg:y="325.78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6" draw:style-name="gr6" draw:text-style-name="P1" svg:width="16.17mm" svg:height="2.39mm" svg:x="223.59mm" svg:y="344.7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6" draw:text-style-name="P1" svg:width="16.17mm" svg:height="2.39mm" svg:x="224.04mm" svg:y="353.67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8" draw:style-name="gr6" draw:text-style-name="P1" svg:width="16.17mm" svg:height="2.39mm" svg:x="224.04mm" svg:y="367.22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6" draw:text-style-name="P1" svg:width="16.17mm" svg:height="2.39mm" svg:x="224.04mm" svg:y="376.26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0" draw:style-name="gr6" draw:text-style-name="P1" svg:width="16.17mm" svg:height="2.39mm" svg:x="224.04mm" svg:y="389.81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6" draw:text-style-name="P1" svg:width="16.17mm" svg:height="2.39mm" svg:x="224.04mm" svg:y="398.85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2" draw:style-name="gr6" draw:text-style-name="P1" svg:width="16.17mm" svg:height="2.39mm" svg:x="224.04mm" svg:y="412.41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6" draw:text-style-name="P1" svg:width="16.17mm" svg:height="2.39mm" svg:x="224.04mm" svg:y="421.44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4" draw:style-name="gr7" draw:text-style-name="P2" svg:width="96.45mm" svg:height="5.11mm" svg:x="142.21mm" svg:y="461.03mm">
            <text:p text:style-name="P1"><text:span text:style-name="T1">return</text:span>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z-index="25" draw:style-name="gr8" draw:text-style-name="P1" svg:width="5.76mm" svg:height="162.95mm" svg:x="136.89mm" svg:y="306.92mm">
            <text:p/>
            <draw:enhanced-geometry svg:viewBox="0 0 21600 21600" draw:type="rectangle" draw:enhanced-path="M 0 0 L 21600 0 21600 21600 0 21600 0 0 Z N"/>
          </draw:custom-shape>
          <draw:custom-shape draw:z-index="26" draw:style-name="gr9" draw:text-style-name="P1" svg:width="11.77mm" svg:height="9.33mm" svg:x="134mm" svg:y="470.1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7" draw:style-name="gr10" draw:text-style-name="P1" svg:width="5.76mm" svg:height="239.17mm" svg:x="57.01mm" svg:y="248.5mm">
            <text:p/>
            <draw:enhanced-geometry svg:viewBox="0 0 21600 21600" draw:type="rectangle" draw:enhanced-path="M 0 0 L 21600 0 21600 21600 0 21600 0 0 Z N"/>
          </draw:custom-shape>
          <draw:custom-shape draw:z-index="28" draw:style-name="gr9" draw:text-style-name="P1" svg:width="11.77mm" svg:height="9.33mm" svg:x="54.02mm" svg:y="488.25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9" draw:style-name="gr11" draw:text-style-name="P1" svg:width="56.19mm" svg:height="4.52mm" svg:x="63.3mm" svg:y="479.34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0" draw:style-name="gr4" draw:text-style-name="P1" svg:width="2.76mm" svg:height="13.54mm" svg:x="147.02mm" svg:y="501.75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1" draw:style-name="gr4" draw:text-style-name="P1" svg:width="2.76mm" svg:height="13.54mm" svg:x="147.02mm" svg:y="524.34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2" draw:style-name="gr4" draw:text-style-name="P1" svg:width="2.76mm" svg:height="13.54mm" svg:x="147.02mm" svg:y="551.45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3" draw:style-name="gr4" draw:text-style-name="P1" svg:width="2.76mm" svg:height="13.54mm" svg:x="178.03mm" svg:y="569.52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4" draw:style-name="gr12" draw:text-style-name="P1" svg:width="2.76mm" svg:height="8.51mm" svg:x="178.02mm" svg:y="587.59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5" draw:style-name="gr13" draw:text-style-name="P1" svg:width="1.92mm" svg:height="171.73mm" svg:x="178.56mm" svg:y="628.61mm">
            <text:p/>
            <draw:enhanced-geometry svg:viewBox="0 0 21600 21600" draw:type="rectangle" draw:enhanced-path="M 0 0 L 21600 0 21600 21600 0 21600 0 0 Z N"/>
          </draw:custom-shape>
          <draw:custom-shape draw:z-index="36" draw:style-name="gr4" draw:text-style-name="P1" svg:width="2.76mm" svg:height="13.54mm" svg:x="178.02mm" svg:y="610.18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7" draw:style-name="gr4" draw:text-style-name="P1" svg:width="2.76mm" svg:height="13.54mm" svg:x="272.04mm" svg:y="628.26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8" draw:style-name="gr14" draw:text-style-name="P1" svg:width="37.54mm" svg:height="2.39mm" svg:x="282.23mm" svg:y="683.45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9" draw:style-name="gr14" draw:text-style-name="P1" svg:width="37.54mm" svg:height="2.39mm" svg:x="282.04mm" svg:y="697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0" draw:style-name="gr14" draw:text-style-name="P1" svg:width="37.54mm" svg:height="2.39mm" svg:x="282.04mm" svg:y="706.04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1" draw:style-name="gr12" draw:text-style-name="P1" svg:width="2.76mm" svg:height="8.51mm" svg:x="272.04mm" svg:y="646.34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2" draw:style-name="gr15" draw:text-style-name="P1" svg:width="1.92mm" svg:height="72.01mm" svg:x="280.03mm" svg:y="659.89mm">
            <text:p/>
            <draw:enhanced-geometry svg:viewBox="0 0 21600 21600" draw:type="rectangle" draw:enhanced-path="M 0 0 L 21600 0 21600 21600 0 21600 0 0 Z N"/>
          </draw:custom-shape>
          <draw:custom-shape draw:z-index="43" draw:style-name="gr14" draw:text-style-name="P1" svg:width="37.54mm" svg:height="2.39mm" svg:x="282.04mm" svg:y="719.62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4" draw:style-name="gr16" draw:text-style-name="P1" svg:width="3.84mm" svg:height="9.58mm" svg:x="279.04mm" svg:y="731.11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5" draw:style-name="gr15" draw:text-style-name="P1" svg:width="1.92mm" svg:height="72.01mm" svg:x="560.07mm" svg:y="660.44mm">
            <text:p/>
            <draw:enhanced-geometry svg:viewBox="0 0 21600 21600" draw:type="rectangle" draw:enhanced-path="M 0 0 L 21600 0 21600 21600 0 21600 0 0 Z N"/>
          </draw:custom-shape>
          <draw:custom-shape draw:z-index="46" draw:style-name="gr16" draw:text-style-name="P1" svg:width="3.84mm" svg:height="9.58mm" svg:x="559.07mm" svg:y="731.78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7" draw:style-name="gr14" draw:text-style-name="P1" svg:width="37.54mm" svg:height="2.39mm" svg:x="562.08mm" svg:y="675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8" draw:style-name="gr14" draw:text-style-name="P1" svg:width="37.54mm" svg:height="2.39mm" svg:x="562.07mm" svg:y="693.09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9" draw:style-name="gr17" draw:text-style-name="P1" svg:width="3.84mm" svg:height="8.5mm" svg:x="337.05mm" svg:y="746.35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0" draw:style-name="gr18" draw:text-style-name="P1" svg:width="3.84mm" svg:height="8.51mm" svg:x="337.05mm" svg:y="759.91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1" draw:style-name="gr19" draw:text-style-name="P2" svg:width="163.93mm" svg:height="5.11mm" svg:x="180.58mm" svg:y="796.09mm">
            <text:p text:style-name="P1"><text:span text:style-name="T1">return</text:span>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z-index="52" draw:style-name="gr20" draw:text-style-name="P1" svg:width="3.84mm" svg:height="22.59mm" svg:x="337.05mm" svg:y="773.49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3" draw:style-name="gr18" draw:text-style-name="P1" svg:width="3.84mm" svg:height="8.51mm" svg:x="177.75mm" svg:y="800.62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4" draw:style-name="gr21" draw:text-style-name="P1" svg:width="1.92mm" svg:height="172.13mm" svg:x="178.56mm" svg:y="841.57mm">
            <text:p/>
            <draw:enhanced-geometry svg:viewBox="0 0 21600 21600" draw:type="rectangle" draw:enhanced-path="M 0 0 L 21600 0 21600 21600 0 21600 0 0 Z N"/>
          </draw:custom-shape>
          <draw:custom-shape draw:z-index="55" draw:style-name="gr4" draw:text-style-name="P1" svg:width="2.76mm" svg:height="13.54mm" svg:x="272.04mm" svg:y="841.62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6" draw:style-name="gr14" draw:text-style-name="P1" svg:width="37.54mm" svg:height="2.39mm" svg:x="282.23mm" svg:y="896.81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7" draw:style-name="gr14" draw:text-style-name="P1" svg:width="37.54mm" svg:height="2.39mm" svg:x="282.04mm" svg:y="910.36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8" draw:style-name="gr14" draw:text-style-name="P1" svg:width="37.54mm" svg:height="2.39mm" svg:x="282.04mm" svg:y="919.4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9" draw:style-name="gr12" draw:text-style-name="P1" svg:width="2.76mm" svg:height="8.51mm" svg:x="272.04mm" svg:y="859.7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0" draw:style-name="gr15" draw:text-style-name="P1" svg:width="1.92mm" svg:height="72.01mm" svg:x="280.03mm" svg:y="873.25mm">
            <text:p/>
            <draw:enhanced-geometry svg:viewBox="0 0 21600 21600" draw:type="rectangle" draw:enhanced-path="M 0 0 L 21600 0 21600 21600 0 21600 0 0 Z N"/>
          </draw:custom-shape>
          <draw:custom-shape draw:z-index="61" draw:style-name="gr14" draw:text-style-name="P1" svg:width="37.54mm" svg:height="2.39mm" svg:x="282.04mm" svg:y="932.98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2" draw:style-name="gr16" draw:text-style-name="P1" svg:width="3.84mm" svg:height="9.58mm" svg:x="279.04mm" svg:y="944.47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3" draw:style-name="gr15" draw:text-style-name="P1" svg:width="1.92mm" svg:height="72.01mm" svg:x="560.07mm" svg:y="873.8mm">
            <text:p/>
            <draw:enhanced-geometry svg:viewBox="0 0 21600 21600" draw:type="rectangle" draw:enhanced-path="M 0 0 L 21600 0 21600 21600 0 21600 0 0 Z N"/>
          </draw:custom-shape>
          <draw:custom-shape draw:z-index="64" draw:style-name="gr16" draw:text-style-name="P1" svg:width="3.84mm" svg:height="9.58mm" svg:x="559.07mm" svg:y="945.14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5" draw:style-name="gr14" draw:text-style-name="P1" svg:width="37.54mm" svg:height="2.39mm" svg:x="562.08mm" svg:y="887.36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6" draw:style-name="gr17" draw:text-style-name="P1" svg:width="3.84mm" svg:height="8.5mm" svg:x="337.05mm" svg:y="959.71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7" draw:style-name="gr18" draw:text-style-name="P1" svg:width="3.84mm" svg:height="8.51mm" svg:x="337.05mm" svg:y="973.27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8" draw:style-name="gr19" draw:text-style-name="P2" svg:width="163.93mm" svg:height="5.11mm" svg:x="180.58mm" svg:y="1009.45mm">
            <text:p text:style-name="P1"><text:span text:style-name="T1">return</text:span>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z-index="69" draw:style-name="gr20" draw:text-style-name="P1" svg:width="3.84mm" svg:height="22.59mm" svg:x="337.05mm" svg:y="986.85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0" draw:style-name="gr18" draw:text-style-name="P1" svg:width="3.84mm" svg:height="8.51mm" svg:x="177.49mm" svg:y="1013.98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1" draw:style-name="gr4" draw:text-style-name="P1" svg:width="2.76mm" svg:height="13.54mm" svg:x="178.02mm" svg:y="823.21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2" draw:style-name="gr21" draw:text-style-name="P1" svg:width="1.92mm" svg:height="172.13mm" svg:x="178.56mm" svg:y="1053.93mm">
            <text:p/>
            <draw:enhanced-geometry svg:viewBox="0 0 21600 21600" draw:type="rectangle" draw:enhanced-path="M 0 0 L 21600 0 21600 21600 0 21600 0 0 Z N"/>
          </draw:custom-shape>
          <draw:custom-shape draw:z-index="73" draw:style-name="gr4" draw:text-style-name="P1" svg:width="2.76mm" svg:height="13.54mm" svg:x="272.04mm" svg:y="1053.98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4" draw:style-name="gr14" draw:text-style-name="P1" svg:width="37.54mm" svg:height="2.39mm" svg:x="282.23mm" svg:y="1110.17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5" draw:style-name="gr14" draw:text-style-name="P1" svg:width="37.54mm" svg:height="2.39mm" svg:x="282.04mm" svg:y="1122.72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6" draw:style-name="gr14" draw:text-style-name="P1" svg:width="37.54mm" svg:height="2.39mm" svg:x="282.04mm" svg:y="1132.76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7" draw:style-name="gr12" draw:text-style-name="P1" svg:width="2.76mm" svg:height="8.51mm" svg:x="272.04mm" svg:y="1072.06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8" draw:style-name="gr15" draw:text-style-name="P1" svg:width="1.92mm" svg:height="72.01mm" svg:x="280.03mm" svg:y="1084.61mm">
            <text:p/>
            <draw:enhanced-geometry svg:viewBox="0 0 21600 21600" draw:type="rectangle" draw:enhanced-path="M 0 0 L 21600 0 21600 21600 0 21600 0 0 Z N"/>
          </draw:custom-shape>
          <draw:custom-shape draw:z-index="79" draw:style-name="gr14" draw:text-style-name="P1" svg:width="37.54mm" svg:height="2.39mm" svg:x="282.04mm" svg:y="1146.34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0" draw:style-name="gr16" draw:text-style-name="P1" svg:width="3.84mm" svg:height="9.58mm" svg:x="279.04mm" svg:y="1156.83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1" draw:style-name="gr15" draw:text-style-name="P1" svg:width="1.92mm" svg:height="72.01mm" svg:x="560.07mm" svg:y="1087.16mm">
            <text:p/>
            <draw:enhanced-geometry svg:viewBox="0 0 21600 21600" draw:type="rectangle" draw:enhanced-path="M 0 0 L 21600 0 21600 21600 0 21600 0 0 Z N"/>
          </draw:custom-shape>
          <draw:custom-shape draw:z-index="82" draw:style-name="gr16" draw:text-style-name="P1" svg:width="3.84mm" svg:height="9.58mm" svg:x="559.07mm" svg:y="1158.5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3" draw:style-name="gr14" draw:text-style-name="P1" svg:width="37.54mm" svg:height="2.39mm" svg:x="562.08mm" svg:y="1100.72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4" draw:style-name="gr17" draw:text-style-name="P1" svg:width="3.84mm" svg:height="8.5mm" svg:x="337.05mm" svg:y="1171.07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5" draw:style-name="gr18" draw:text-style-name="P1" svg:width="3.84mm" svg:height="8.51mm" svg:x="337.05mm" svg:y="1185.63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6" draw:style-name="gr19" draw:text-style-name="P2" svg:width="163.93mm" svg:height="5.11mm" svg:x="180.58mm" svg:y="1220.81mm">
            <text:p text:style-name="P1"><text:span text:style-name="T1">return</text:span>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z-index="87" draw:style-name="gr20" draw:text-style-name="P1" svg:width="3.84mm" svg:height="22.59mm" svg:x="337.05mm" svg:y="1198.21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8" draw:style-name="gr18" draw:text-style-name="P1" svg:width="3.84mm" svg:height="8.51mm" svg:x="177.49mm" svg:y="1226.34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9" draw:style-name="gr4" draw:text-style-name="P1" svg:width="2.76mm" svg:height="13.54mm" svg:x="178.03mm" svg:y="1035.72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0" draw:style-name="gr22" draw:text-style-name="P1" svg:width="1.92mm" svg:height="655.38mm" svg:x="127.02mm" svg:y="570mm">
            <text:p/>
            <draw:enhanced-geometry svg:viewBox="0 0 21600 21600" draw:type="rectangle" draw:enhanced-path="M 0 0 L 21600 0 21600 21600 0 21600 0 0 Z N"/>
          </draw:custom-shape>
          <draw:custom-shape draw:z-index="91" draw:style-name="gr23" draw:text-style-name="P1" svg:width="3.84mm" svg:height="22.87mm" svg:x="126.02mm" svg:y="1225.65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2" draw:style-name="gr24" draw:text-style-name="P2" svg:width="70.42mm" svg:height="3.97mm" svg:x="129.61mm" svg:y="1234.7mm">
            <text:p text:style-name="P1"><text:span text:style-name="T1">return</text:span>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z-index="93" draw:style-name="gr25" draw:text-style-name="P1" svg:width="5.75mm" svg:height="754.59mm" svg:x="57.27mm" svg:y="502.17mm">
            <text:p text:style-name="P1"/>
            <draw:enhanced-geometry svg:viewBox="0 0 21600 21600" draw:type="rectangle" draw:enhanced-path="M 0 0 L 21600 0 21600 21600 0 21600 0 0 Z N"/>
          </draw:custom-shape>
          <draw:custom-shape draw:z-index="94" draw:style-name="gr26" draw:text-style-name="P1" svg:width="11.78mm" svg:height="17.57mm" svg:x="54.28mm" svg:y="1259.67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5" draw:style-name="gr27" draw:text-style-name="P1" svg:width="16.71mm" svg:height="2.39mm" svg:x="62.67mm" svg:y="1251.44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6" draw:style-name="gr4" draw:text-style-name="P1" svg:width="2.76mm" svg:height="13.54mm" svg:x="147.02mm" svg:y="1279.82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7" draw:style-name="gr4" draw:text-style-name="P1" svg:width="2.76mm" svg:height="13.54mm" svg:x="147.02mm" svg:y="1302.41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8" draw:style-name="gr4" draw:text-style-name="P1" svg:width="2.76mm" svg:height="13.54mm" svg:x="147.02mm" svg:y="1329.52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9" draw:style-name="gr4" draw:text-style-name="P1" svg:width="2.76mm" svg:height="13.54mm" svg:x="178.03mm" svg:y="1347.59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0" draw:style-name="gr12" draw:text-style-name="P1" svg:width="2.76mm" svg:height="8.51mm" svg:x="178.02mm" svg:y="1365.66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1" draw:style-name="gr13" draw:text-style-name="P1" svg:width="1.92mm" svg:height="171.73mm" svg:x="178.56mm" svg:y="1406.68mm">
            <text:p/>
            <draw:enhanced-geometry svg:viewBox="0 0 21600 21600" draw:type="rectangle" draw:enhanced-path="M 0 0 L 21600 0 21600 21600 0 21600 0 0 Z N"/>
          </draw:custom-shape>
          <draw:custom-shape draw:z-index="102" draw:style-name="gr4" draw:text-style-name="P1" svg:width="2.76mm" svg:height="13.54mm" svg:x="178.02mm" svg:y="1388.25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3" draw:style-name="gr4" draw:text-style-name="P1" svg:width="2.76mm" svg:height="13.54mm" svg:x="272.04mm" svg:y="1406.33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4" draw:style-name="gr14" draw:text-style-name="P1" svg:width="37.54mm" svg:height="2.39mm" svg:x="282.23mm" svg:y="1463.52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5" draw:style-name="gr14" draw:text-style-name="P1" svg:width="37.54mm" svg:height="2.39mm" svg:x="282.04mm" svg:y="1475.07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6" draw:style-name="gr14" draw:text-style-name="P1" svg:width="37.54mm" svg:height="2.39mm" svg:x="282.04mm" svg:y="1486.11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7" draw:style-name="gr12" draw:text-style-name="P1" svg:width="2.76mm" svg:height="8.51mm" svg:x="272.04mm" svg:y="1424.41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8" draw:style-name="gr15" draw:text-style-name="P1" svg:width="1.92mm" svg:height="72.01mm" svg:x="280.03mm" svg:y="1437.96mm">
            <text:p/>
            <draw:enhanced-geometry svg:viewBox="0 0 21600 21600" draw:type="rectangle" draw:enhanced-path="M 0 0 L 21600 0 21600 21600 0 21600 0 0 Z N"/>
          </draw:custom-shape>
          <draw:custom-shape draw:z-index="109" draw:style-name="gr14" draw:text-style-name="P1" svg:width="37.54mm" svg:height="2.39mm" svg:x="282.04mm" svg:y="1499.69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0" draw:style-name="gr28" draw:text-style-name="P1" svg:width="3.84mm" svg:height="10.64mm" svg:x="279.04mm" svg:y="1509.18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1" draw:style-name="gr15" draw:text-style-name="P1" svg:width="1.92mm" svg:height="72.01mm" svg:x="560.07mm" svg:y="1438.51mm">
            <text:p/>
            <draw:enhanced-geometry svg:viewBox="0 0 21600 21600" draw:type="rectangle" draw:enhanced-path="M 0 0 L 21600 0 21600 21600 0 21600 0 0 Z N"/>
          </draw:custom-shape>
          <draw:custom-shape draw:z-index="112" draw:style-name="gr16" draw:text-style-name="P1" svg:width="3.84mm" svg:height="9.58mm" svg:x="559.07mm" svg:y="1509.85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3" draw:style-name="gr14" draw:text-style-name="P1" svg:width="37.54mm" svg:height="2.39mm" svg:x="562.08mm" svg:y="1455.07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4" draw:style-name="gr14" draw:text-style-name="P1" svg:width="37.54mm" svg:height="2.39mm" svg:x="562.07mm" svg:y="1473.16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5" draw:style-name="gr17" draw:text-style-name="P1" svg:width="3.84mm" svg:height="8.5mm" svg:x="337.05mm" svg:y="1524.42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6" draw:style-name="gr18" draw:text-style-name="P1" svg:width="3.84mm" svg:height="8.51mm" svg:x="337.05mm" svg:y="1537.98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7" draw:style-name="gr19" draw:text-style-name="P2" svg:width="163.93mm" svg:height="5.11mm" svg:x="180.58mm" svg:y="1574.16mm">
            <text:p text:style-name="P1"><text:span text:style-name="T1">return</text:span>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z-index="118" draw:style-name="gr20" draw:text-style-name="P1" svg:width="3.84mm" svg:height="22.59mm" svg:x="337.05mm" svg:y="1551.56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9" draw:style-name="gr18" draw:text-style-name="P1" svg:width="3.84mm" svg:height="8.51mm" svg:x="177.75mm" svg:y="1578.69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20" draw:style-name="gr21" draw:text-style-name="P1" svg:width="1.92mm" svg:height="172.13mm" svg:x="178.56mm" svg:y="1618.64mm">
            <text:p/>
            <draw:enhanced-geometry svg:viewBox="0 0 21600 21600" draw:type="rectangle" draw:enhanced-path="M 0 0 L 21600 0 21600 21600 0 21600 0 0 Z N"/>
          </draw:custom-shape>
          <draw:custom-shape draw:z-index="121" draw:style-name="gr4" draw:text-style-name="P1" svg:width="2.76mm" svg:height="13.54mm" svg:x="272.04mm" svg:y="1618.69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22" draw:style-name="gr14" draw:text-style-name="P1" svg:width="37.54mm" svg:height="2.39mm" svg:x="282.23mm" svg:y="1675.88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3" draw:style-name="gr14" draw:text-style-name="P1" svg:width="37.54mm" svg:height="2.39mm" svg:x="282.04mm" svg:y="1687.43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4" draw:style-name="gr14" draw:text-style-name="P1" svg:width="37.54mm" svg:height="2.39mm" svg:x="282.04mm" svg:y="1698.47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5" draw:style-name="gr12" draw:text-style-name="P1" svg:width="2.76mm" svg:height="8.51mm" svg:x="272.04mm" svg:y="1636.77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26" draw:style-name="gr15" draw:text-style-name="P1" svg:width="1.92mm" svg:height="72.01mm" svg:x="280.03mm" svg:y="1650.32mm">
            <text:p/>
            <draw:enhanced-geometry svg:viewBox="0 0 21600 21600" draw:type="rectangle" draw:enhanced-path="M 0 0 L 21600 0 21600 21600 0 21600 0 0 Z N"/>
          </draw:custom-shape>
          <draw:custom-shape draw:z-index="127" draw:style-name="gr14" draw:text-style-name="P1" svg:width="37.54mm" svg:height="2.39mm" svg:x="282.04mm" svg:y="1712.05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8" draw:style-name="gr16" draw:text-style-name="P1" svg:width="3.84mm" svg:height="9.58mm" svg:x="279.04mm" svg:y="1722.54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29" draw:style-name="gr15" draw:text-style-name="P1" svg:width="1.92mm" svg:height="72.01mm" svg:x="560.07mm" svg:y="1650.87mm">
            <text:p/>
            <draw:enhanced-geometry svg:viewBox="0 0 21600 21600" draw:type="rectangle" draw:enhanced-path="M 0 0 L 21600 0 21600 21600 0 21600 0 0 Z N"/>
          </draw:custom-shape>
          <draw:custom-shape draw:z-index="130" draw:style-name="gr16" draw:text-style-name="P1" svg:width="3.84mm" svg:height="9.58mm" svg:x="559.07mm" svg:y="1725.21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31" draw:style-name="gr14" draw:text-style-name="P1" svg:width="37.54mm" svg:height="2.39mm" svg:x="562.08mm" svg:y="1664.43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2" draw:style-name="gr17" draw:text-style-name="P1" svg:width="3.84mm" svg:height="8.5mm" svg:x="337.05mm" svg:y="1736.78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33" draw:style-name="gr18" draw:text-style-name="P1" svg:width="3.84mm" svg:height="8.51mm" svg:x="337.05mm" svg:y="1750.34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34" draw:style-name="gr19" draw:text-style-name="P2" svg:width="163.93mm" svg:height="5.11mm" svg:x="180.58mm" svg:y="1786.52mm">
            <text:p text:style-name="P1"><text:span text:style-name="T1">return</text:span>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z-index="135" draw:style-name="gr20" draw:text-style-name="P1" svg:width="3.84mm" svg:height="22.59mm" svg:x="337.05mm" svg:y="1763.92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36" draw:style-name="gr18" draw:text-style-name="P1" svg:width="3.84mm" svg:height="8.51mm" svg:x="177.49mm" svg:y="1791.05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37" draw:style-name="gr4" draw:text-style-name="P1" svg:width="2.76mm" svg:height="13.54mm" svg:x="178.02mm" svg:y="1600.28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38" draw:style-name="gr21" draw:text-style-name="P1" svg:width="1.92mm" svg:height="172.13mm" svg:x="178.56mm" svg:y="1831mm">
            <text:p/>
            <draw:enhanced-geometry svg:viewBox="0 0 21600 21600" draw:type="rectangle" draw:enhanced-path="M 0 0 L 21600 0 21600 21600 0 21600 0 0 Z N"/>
          </draw:custom-shape>
          <draw:custom-shape draw:z-index="139" draw:style-name="gr4" draw:text-style-name="P1" svg:width="2.76mm" svg:height="13.54mm" svg:x="272.04mm" svg:y="1831.05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40" draw:style-name="gr14" draw:text-style-name="P1" svg:width="37.54mm" svg:height="2.39mm" svg:x="282.23mm" svg:y="1890.24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1" draw:style-name="gr14" draw:text-style-name="P1" svg:width="37.54mm" svg:height="2.39mm" svg:x="282.04mm" svg:y="1902.79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2" draw:style-name="gr14" draw:text-style-name="P1" svg:width="37.54mm" svg:height="2.39mm" svg:x="282.04mm" svg:y="1912.83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3" draw:style-name="gr12" draw:text-style-name="P1" svg:width="2.76mm" svg:height="8.51mm" svg:x="272.04mm" svg:y="1849.13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44" draw:style-name="gr15" draw:text-style-name="P1" svg:width="1.92mm" svg:height="72.01mm" svg:x="280.03mm" svg:y="1862.68mm">
            <text:p/>
            <draw:enhanced-geometry svg:viewBox="0 0 21600 21600" draw:type="rectangle" draw:enhanced-path="M 0 0 L 21600 0 21600 21600 0 21600 0 0 Z N"/>
          </draw:custom-shape>
          <draw:custom-shape draw:z-index="145" draw:style-name="gr14" draw:text-style-name="P1" svg:width="37.54mm" svg:height="2.39mm" svg:x="282.04mm" svg:y="1926.41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6" draw:style-name="gr16" draw:text-style-name="P1" svg:width="3.84mm" svg:height="9.58mm" svg:x="279.04mm" svg:y="1934.9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47" draw:style-name="gr15" draw:text-style-name="P1" svg:width="1.92mm" svg:height="72.01mm" svg:x="560.07mm" svg:y="1863.23mm">
            <text:p/>
            <draw:enhanced-geometry svg:viewBox="0 0 21600 21600" draw:type="rectangle" draw:enhanced-path="M 0 0 L 21600 0 21600 21600 0 21600 0 0 Z N"/>
          </draw:custom-shape>
          <draw:custom-shape draw:z-index="148" draw:style-name="gr16" draw:text-style-name="P1" svg:width="3.84mm" svg:height="9.58mm" svg:x="559.07mm" svg:y="1934.57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49" draw:style-name="gr14" draw:text-style-name="P1" svg:width="37.54mm" svg:height="2.39mm" svg:x="562.08mm" svg:y="1876.79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50" draw:style-name="gr17" draw:text-style-name="P1" svg:width="3.84mm" svg:height="8.5mm" svg:x="337.05mm" svg:y="1949.14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51" draw:style-name="gr18" draw:text-style-name="P1" svg:width="3.84mm" svg:height="8.51mm" svg:x="337.05mm" svg:y="1962.7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52" draw:style-name="gr19" draw:text-style-name="P2" svg:width="163.93mm" svg:height="5.11mm" svg:x="180.58mm" svg:y="1998.88mm">
            <text:p text:style-name="P1"><text:span text:style-name="T1">return</text:span>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z-index="153" draw:style-name="gr20" draw:text-style-name="P1" svg:width="3.84mm" svg:height="22.59mm" svg:x="337.05mm" svg:y="1976.28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54" draw:style-name="gr29" draw:text-style-name="P1" svg:width="3.84mm" svg:height="12.98mm" svg:x="177.49mm" svg:y="2003.41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55" draw:style-name="gr4" draw:text-style-name="P1" svg:width="2.76mm" svg:height="13.54mm" svg:x="178.03mm" svg:y="1812.79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56" draw:style-name="gr30" draw:text-style-name="P1" svg:width="1.92mm" svg:height="873.33mm" svg:x="127.02mm" svg:y="1347.07mm">
            <text:p/>
            <draw:enhanced-geometry svg:viewBox="0 0 21600 21600" draw:type="rectangle" draw:enhanced-path="M 0 0 L 21600 0 21600 21600 0 21600 0 0 Z N"/>
          </draw:custom-shape>
          <draw:custom-shape draw:z-index="157" draw:style-name="gr31" draw:text-style-name="P1" svg:width="3.84mm" svg:height="17.29mm" svg:x="126.02mm" svg:y="2220.67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58" draw:style-name="gr24" draw:text-style-name="P2" svg:width="70.42mm" svg:height="3.97mm" svg:x="129.61mm" svg:y="2229.77mm">
            <text:p text:style-name="P1"><text:span text:style-name="T1">return</text:span>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z-index="159" draw:style-name="gr32" draw:text-style-name="P1" svg:width="5.75mm" svg:height="956.59mm" svg:x="57.27mm" svg:y="1279.24mm">
            <text:p/>
            <draw:enhanced-geometry svg:viewBox="0 0 21600 21600" draw:type="rectangle" draw:enhanced-path="M 0 0 L 21600 0 21600 21600 0 21600 0 0 Z N"/>
          </draw:custom-shape>
          <draw:custom-shape draw:z-index="160" draw:style-name="gr33" draw:text-style-name="P1" svg:width="11.78mm" svg:height="13.05mm" svg:x="54.28mm" svg:y="2237.12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61" draw:style-name="gr27" draw:text-style-name="P1" svg:width="16.71mm" svg:height="2.39mm" svg:x="62.67mm" svg:y="2240.89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62" draw:style-name="gr21" draw:text-style-name="P1" svg:width="1.92mm" svg:height="172.13mm" svg:x="178.56mm" svg:y="2047.87mm">
            <text:p/>
            <draw:enhanced-geometry svg:viewBox="0 0 21600 21600" draw:type="rectangle" draw:enhanced-path="M 0 0 L 21600 0 21600 21600 0 21600 0 0 Z N"/>
          </draw:custom-shape>
          <draw:custom-shape draw:z-index="163" draw:style-name="gr4" draw:text-style-name="P1" svg:width="2.76mm" svg:height="13.54mm" svg:x="272.04mm" svg:y="2048.92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64" draw:style-name="gr14" draw:text-style-name="P1" svg:width="37.54mm" svg:height="2.39mm" svg:x="282.23mm" svg:y="2104.11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65" draw:style-name="gr14" draw:text-style-name="P1" svg:width="37.54mm" svg:height="2.39mm" svg:x="282.04mm" svg:y="2126.7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66" draw:style-name="gr12" draw:text-style-name="P1" svg:width="2.76mm" svg:height="8.51mm" svg:x="272.04mm" svg:y="2067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67" draw:style-name="gr15" draw:text-style-name="P1" svg:width="1.92mm" svg:height="72.01mm" svg:x="280.03mm" svg:y="2080.55mm">
            <text:p/>
            <draw:enhanced-geometry svg:viewBox="0 0 21600 21600" draw:type="rectangle" draw:enhanced-path="M 0 0 L 21600 0 21600 21600 0 21600 0 0 Z N"/>
          </draw:custom-shape>
          <draw:custom-shape draw:z-index="168" draw:style-name="gr14" draw:text-style-name="P1" svg:width="37.54mm" svg:height="2.39mm" svg:x="282.04mm" svg:y="2140.28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69" draw:style-name="gr16" draw:text-style-name="P1" svg:width="3.84mm" svg:height="9.58mm" svg:x="279.04mm" svg:y="2152.77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70" draw:style-name="gr15" draw:text-style-name="P1" svg:width="1.92mm" svg:height="72.01mm" svg:x="560.07mm" svg:y="2081.1mm">
            <text:p/>
            <draw:enhanced-geometry svg:viewBox="0 0 21600 21600" draw:type="rectangle" draw:enhanced-path="M 0 0 L 21600 0 21600 21600 0 21600 0 0 Z N"/>
          </draw:custom-shape>
          <draw:custom-shape draw:z-index="171" draw:style-name="gr16" draw:text-style-name="P1" svg:width="3.84mm" svg:height="9.58mm" svg:x="559.07mm" svg:y="2152.44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72" draw:style-name="gr14" draw:text-style-name="P1" svg:width="37.54mm" svg:height="2.39mm" svg:x="562.08mm" svg:y="2093.66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3" draw:style-name="gr17" draw:text-style-name="P1" svg:width="3.84mm" svg:height="8.5mm" svg:x="337.05mm" svg:y="2166.01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74" draw:style-name="gr18" draw:text-style-name="P1" svg:width="3.84mm" svg:height="8.51mm" svg:x="337.05mm" svg:y="2179.57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75" draw:style-name="gr19" draw:text-style-name="P2" svg:width="163.93mm" svg:height="5.11mm" svg:x="180.58mm" svg:y="2215.75mm">
            <text:p text:style-name="P1"><text:span text:style-name="T1">return</text:span>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z-index="176" draw:style-name="gr20" draw:text-style-name="P1" svg:width="3.84mm" svg:height="22.59mm" svg:x="337.05mm" svg:y="2193.15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77" draw:style-name="gr34" draw:text-style-name="P1" svg:width="3.84mm" svg:height="9.65mm" svg:x="177.49mm" svg:y="2220.14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78" draw:style-name="gr4" draw:text-style-name="P1" svg:width="2.76mm" svg:height="13.54mm" svg:x="178.03mm" svg:y="2030.66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79" draw:style-name="gr4" draw:text-style-name="P1" svg:width="2.76mm" svg:height="13.54mm" svg:x="147.02mm" svg:y="2252.18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80" draw:style-name="gr4" draw:text-style-name="P1" svg:width="2.76mm" svg:height="13.54mm" svg:x="147.02mm" svg:y="2274.77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81" draw:style-name="gr4" draw:text-style-name="P1" svg:width="2.76mm" svg:height="13.54mm" svg:x="147.02mm" svg:y="2301.88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82" draw:style-name="gr4" draw:text-style-name="P1" svg:width="2.76mm" svg:height="13.54mm" svg:x="178.03mm" svg:y="2319.95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83" draw:style-name="gr12" draw:text-style-name="P1" svg:width="2.76mm" svg:height="8.51mm" svg:x="178.02mm" svg:y="2338.02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84" draw:style-name="gr4" draw:text-style-name="P1" svg:width="2.76mm" svg:height="13.54mm" svg:x="178.02mm" svg:y="2360.61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85" draw:style-name="gr4" draw:text-style-name="P1" svg:width="2.76mm" svg:height="13.54mm" svg:x="272.04mm" svg:y="2378.69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86" draw:style-name="gr12" draw:text-style-name="P1" svg:width="2.76mm" svg:height="8.51mm" svg:x="272.04mm" svg:y="2396.77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87" draw:style-name="gr30" draw:text-style-name="P1" svg:width="1.92mm" svg:height="873.33mm" svg:x="127.02mm" svg:y="2319.89mm">
            <text:p/>
            <draw:enhanced-geometry svg:viewBox="0 0 21600 21600" draw:type="rectangle" draw:enhanced-path="M 0 0 L 21600 0 21600 21600 0 21600 0 0 Z N"/>
          </draw:custom-shape>
          <draw:custom-shape draw:z-index="188" draw:style-name="gr13" draw:text-style-name="P1" svg:width="1.92mm" svg:height="171.73mm" svg:x="178.03mm" svg:y="2378.68mm">
            <text:p/>
            <draw:enhanced-geometry svg:viewBox="0 0 21600 21600" draw:type="rectangle" draw:enhanced-path="M 0 0 L 21600 0 21600 21600 0 21600 0 0 Z N"/>
          </draw:custom-shape>
          <draw:custom-shape draw:z-index="189" draw:style-name="gr14" draw:text-style-name="P1" svg:width="37.54mm" svg:height="2.39mm" svg:x="282.23mm" svg:y="2433.88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0" draw:style-name="gr14" draw:text-style-name="P1" svg:width="37.54mm" svg:height="2.39mm" svg:x="282.04mm" svg:y="2446.43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1" draw:style-name="gr14" draw:text-style-name="P1" svg:width="37.54mm" svg:height="2.39mm" svg:x="282.04mm" svg:y="2457.47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2" draw:style-name="gr15" draw:text-style-name="P1" svg:width="1.92mm" svg:height="72.01mm" svg:x="280.03mm" svg:y="2410.32mm">
            <text:p/>
            <draw:enhanced-geometry svg:viewBox="0 0 21600 21600" draw:type="rectangle" draw:enhanced-path="M 0 0 L 21600 0 21600 21600 0 21600 0 0 Z N"/>
          </draw:custom-shape>
          <draw:custom-shape draw:z-index="193" draw:style-name="gr14" draw:text-style-name="P1" svg:width="37.54mm" svg:height="2.39mm" svg:x="282.04mm" svg:y="2471.05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4" draw:style-name="gr28" draw:text-style-name="P1" svg:width="3.84mm" svg:height="10.64mm" svg:x="279.04mm" svg:y="2481.54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95" draw:style-name="gr15" draw:text-style-name="P1" svg:width="1.92mm" svg:height="72.01mm" svg:x="560.07mm" svg:y="2409.87mm">
            <text:p/>
            <draw:enhanced-geometry svg:viewBox="0 0 21600 21600" draw:type="rectangle" draw:enhanced-path="M 0 0 L 21600 0 21600 21600 0 21600 0 0 Z N"/>
          </draw:custom-shape>
          <draw:custom-shape draw:z-index="196" draw:style-name="gr16" draw:text-style-name="P1" svg:width="3.84mm" svg:height="9.58mm" svg:x="559.07mm" svg:y="2482.21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97" draw:style-name="gr14" draw:text-style-name="P1" svg:width="37.54mm" svg:height="2.39mm" svg:x="562.08mm" svg:y="2424.43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8" draw:style-name="gr14" draw:text-style-name="P1" svg:width="37.54mm" svg:height="2.39mm" svg:x="562.07mm" svg:y="2442.52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9" draw:style-name="gr35" draw:text-style-name="P1" svg:width="3.84mm" svg:height="9.31mm" svg:x="337.05mm" svg:y="2509.59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00" draw:style-name="gr20" draw:text-style-name="P1" svg:width="3.84mm" svg:height="22.59mm" svg:x="337.05mm" svg:y="2522.91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01" draw:style-name="gr18" draw:text-style-name="P1" svg:width="3.84mm" svg:height="8.51mm" svg:x="337.04mm" svg:y="2496.24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02" draw:style-name="gr19" draw:text-style-name="P2" svg:width="163.93mm" svg:height="5.11mm" svg:x="180.04mm" svg:y="2545.98mm">
            <text:p text:style-name="P1"><text:span text:style-name="T1">return</text:span>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z-index="203" draw:style-name="gr29" draw:text-style-name="P1" svg:width="3.84mm" svg:height="12.98mm" svg:x="177.02mm" svg:y="2550.49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04" draw:style-name="gr4" draw:text-style-name="P1" svg:width="2.76mm" svg:height="13.54mm" svg:x="272.04mm" svg:y="2595.56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05" draw:style-name="gr14" draw:text-style-name="P1" svg:width="37.54mm" svg:height="2.39mm" svg:x="282.23mm" svg:y="2650.75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06" draw:style-name="gr14" draw:text-style-name="P1" svg:width="37.54mm" svg:height="2.39mm" svg:x="282.04mm" svg:y="2664.3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07" draw:style-name="gr14" draw:text-style-name="P1" svg:width="37.54mm" svg:height="2.39mm" svg:x="282.04mm" svg:y="2673.34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08" draw:style-name="gr12" draw:text-style-name="P1" svg:width="2.76mm" svg:height="8.51mm" svg:x="272.04mm" svg:y="2613.64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09" draw:style-name="gr15" draw:text-style-name="P1" svg:width="1.92mm" svg:height="72.01mm" svg:x="280.03mm" svg:y="2627.19mm">
            <text:p/>
            <draw:enhanced-geometry svg:viewBox="0 0 21600 21600" draw:type="rectangle" draw:enhanced-path="M 0 0 L 21600 0 21600 21600 0 21600 0 0 Z N"/>
          </draw:custom-shape>
          <draw:custom-shape draw:z-index="210" draw:style-name="gr14" draw:text-style-name="P1" svg:width="37.54mm" svg:height="2.39mm" svg:x="282.04mm" svg:y="2686.92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1" draw:style-name="gr16" draw:text-style-name="P1" svg:width="3.84mm" svg:height="9.58mm" svg:x="279.04mm" svg:y="2699.41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12" draw:style-name="gr15" draw:text-style-name="P1" svg:width="1.92mm" svg:height="72.01mm" svg:x="560.07mm" svg:y="2626.74mm">
            <text:p/>
            <draw:enhanced-geometry svg:viewBox="0 0 21600 21600" draw:type="rectangle" draw:enhanced-path="M 0 0 L 21600 0 21600 21600 0 21600 0 0 Z N"/>
          </draw:custom-shape>
          <draw:custom-shape draw:z-index="213" draw:style-name="gr16" draw:text-style-name="P1" svg:width="3.84mm" svg:height="9.58mm" svg:x="559.07mm" svg:y="2699.08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14" draw:style-name="gr14" draw:text-style-name="P1" svg:width="37.54mm" svg:height="2.39mm" svg:x="562.08mm" svg:y="2641.3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5" draw:style-name="gr17" draw:text-style-name="P1" svg:width="3.84mm" svg:height="8.5mm" svg:x="337.05mm" svg:y="2713.65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16" draw:style-name="gr18" draw:text-style-name="P1" svg:width="3.84mm" svg:height="8.51mm" svg:x="337.05mm" svg:y="2727.21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17" draw:style-name="gr20" draw:text-style-name="P1" svg:width="3.84mm" svg:height="22.59mm" svg:x="337.05mm" svg:y="2740.79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18" draw:style-name="gr4" draw:text-style-name="P1" svg:width="2.76mm" svg:height="13.54mm" svg:x="178.02mm" svg:y="2577.62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19" draw:style-name="gr13" draw:text-style-name="P1" svg:width="1.92mm" svg:height="171.73mm" svg:x="178.02mm" svg:y="2595.72mm">
            <text:p/>
            <draw:enhanced-geometry svg:viewBox="0 0 21600 21600" draw:type="rectangle" draw:enhanced-path="M 0 0 L 21600 0 21600 21600 0 21600 0 0 Z N"/>
          </draw:custom-shape>
          <draw:custom-shape draw:z-index="220" draw:style-name="gr19" draw:text-style-name="P2" svg:width="163.93mm" svg:height="5.11mm" svg:x="180.03mm" svg:y="2763.02mm">
            <text:p text:style-name="P1"><text:span text:style-name="T1">return</text:span>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z-index="221" draw:style-name="gr29" draw:text-style-name="P1" svg:width="3.84mm" svg:height="12.98mm" svg:x="177.02mm" svg:y="2767.52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22" draw:style-name="gr4" draw:text-style-name="P1" svg:width="2.76mm" svg:height="13.54mm" svg:x="177.02mm" svg:y="2794.65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23" draw:style-name="gr14" draw:text-style-name="P1" svg:width="37.54mm" svg:height="2.39mm" svg:x="282.23mm" svg:y="2867.63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24" draw:style-name="gr14" draw:text-style-name="P1" svg:width="37.54mm" svg:height="2.39mm" svg:x="282.04mm" svg:y="2881.18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25" draw:style-name="gr14" draw:text-style-name="P1" svg:width="37.54mm" svg:height="2.39mm" svg:x="282.04mm" svg:y="2890.22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26" draw:style-name="gr12" draw:text-style-name="P1" svg:width="2.76mm" svg:height="8.51mm" svg:x="272.04mm" svg:y="2830.52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27" draw:style-name="gr15" draw:text-style-name="P1" svg:width="1.92mm" svg:height="72.01mm" svg:x="280.03mm" svg:y="2844.07mm">
            <text:p/>
            <draw:enhanced-geometry svg:viewBox="0 0 21600 21600" draw:type="rectangle" draw:enhanced-path="M 0 0 L 21600 0 21600 21600 0 21600 0 0 Z N"/>
          </draw:custom-shape>
          <draw:custom-shape draw:z-index="228" draw:style-name="gr14" draw:text-style-name="P1" svg:width="37.54mm" svg:height="2.39mm" svg:x="282.04mm" svg:y="2903.8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29" draw:style-name="gr16" draw:text-style-name="P1" svg:width="3.84mm" svg:height="9.58mm" svg:x="279.04mm" svg:y="2916.29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30" draw:style-name="gr15" draw:text-style-name="P1" svg:width="1.92mm" svg:height="72.01mm" svg:x="560.07mm" svg:y="2843.62mm">
            <text:p/>
            <draw:enhanced-geometry svg:viewBox="0 0 21600 21600" draw:type="rectangle" draw:enhanced-path="M 0 0 L 21600 0 21600 21600 0 21600 0 0 Z N"/>
          </draw:custom-shape>
          <draw:custom-shape draw:z-index="231" draw:style-name="gr16" draw:text-style-name="P1" svg:width="3.84mm" svg:height="9.58mm" svg:x="559.07mm" svg:y="2915.96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32" draw:style-name="gr14" draw:text-style-name="P1" svg:width="37.54mm" svg:height="2.39mm" svg:x="562.08mm" svg:y="2858.18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3" draw:style-name="gr17" draw:text-style-name="P1" svg:width="3.84mm" svg:height="8.5mm" svg:x="337.05mm" svg:y="2930.53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34" draw:style-name="gr18" draw:text-style-name="P1" svg:width="3.84mm" svg:height="8.51mm" svg:x="337.05mm" svg:y="2944.09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35" draw:style-name="gr20" draw:text-style-name="P1" svg:width="3.84mm" svg:height="22.59mm" svg:x="337.05mm" svg:y="2957.67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36" draw:style-name="gr19" draw:text-style-name="P2" svg:width="163.93mm" svg:height="5.11mm" svg:x="179.03mm" svg:y="2979.9mm">
            <text:p text:style-name="P1"><text:span text:style-name="T1">return</text:span>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z-index="237" draw:style-name="gr4" draw:text-style-name="P1" svg:width="2.76mm" svg:height="13.54mm" svg:x="272.04mm" svg:y="2812.74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38" draw:style-name="gr13" draw:text-style-name="P1" svg:width="1.92mm" svg:height="171.73mm" svg:x="177.03mm" svg:y="2812.76mm">
            <text:p/>
            <draw:enhanced-geometry svg:viewBox="0 0 21600 21600" draw:type="rectangle" draw:enhanced-path="M 0 0 L 21600 0 21600 21600 0 21600 0 0 Z N"/>
          </draw:custom-shape>
          <draw:custom-shape draw:z-index="239" draw:style-name="gr29" draw:text-style-name="P1" svg:width="3.84mm" svg:height="12.98mm" svg:x="176.03mm" svg:y="2984.57m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40" draw:style-name="gr32" draw:text-style-name="P1" svg:width="5.75mm" svg:height="956.59mm" svg:x="57.02mm" svg:y="2252.07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3" table:default-cell-style-name="Default"/>
        <table:table-column table:style-name="co2" table:number-columns-repeated="1000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6" office:value-type="string" calcext:value-type="string" table:number-columns-spanned="3" table:number-rows-spanned="1">
            <text:p>build_base_network(<text:span text:style-name="T8">input_image_batch</text:span>)</text:p>
          </table:table-cell>
          <table:covered-table-cell table:number-columns-repeated="2" table:style-name="ce1"/>
          <table:table-cell/>
          <table:table-cell table:style-name="ce1" table:number-columns-repeated="1017"/>
        </table:table-row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[the whole network is builded in the Class(object)]</text:p>
          </table:table-cell>
          <table:covered-table-cell table:number-columns-repeated="2" table:style-name="ce1"/>
          <table:table-cell/>
          <table:table-cell table:style-name="ce1" table:number-columns-repeated="1015"/>
        </table:table-row>
        <table:table-row table:style-name="ro1">
          <table:table-cell table:number-columns-repeated="1023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"/>
          <table:table-cell table:style-name="ce5" table:number-columns-repeated="12"/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7" office:value-type="string" calcext:value-type="string">
            <text:p>resnet_GluonCv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3" office:value-type="string" calcext:value-type="string" table:number-columns-spanned="3" table:number-rows-spanned="1">
            <text:p>[This is a file about the new model from GluonCV LIB]</text:p>
          </table:table-cell>
          <table:covered-table-cell table:number-columns-repeated="2"/>
          <table:table-cell table:number-columns-repeated="1017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snet_base(<text:span text:style-name="T2">input_image_batch, scope_name, is_training</text:span>)</text:p>
          </table:table-cell>
          <table:covered-table-cell table:style-name="ce8"/>
          <table:covered-table-cell table:style-name="ce1"/>
          <table:table-cell table:number-columns-repeated="1019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2"/>
          <table:table-cell table:style-name="ce5" table:number-columns-repeated="12"/>
          <table:table-cell table:number-columns-repeated="1009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 table:number-columns-spanned="5" table:number-rows-spanned="5">
            <text:p><text:span text:style-name="T3">get_resnet_v1_d_base</text:span><text:span text:style-name="T4">(</text:span><text:span text:style-name="T5">input_x=img_batch, scope=scope_name,</text:span></text:p>
            <text:p><text:span text:style-name="T6">                                 Bottleneck_nums=BottleNeck_NUM_DICT[scope_name],</text:span></text:p>
            <text:p><text:span text:style-name="T6">                              base_channels=BASE_CHANNELS_DICT[scope_name],</text:span></text:p>
            <text:p><text:span text:style-name="T6">                           is_training=is_training, freeze_norm=True,</text:span></text:p>
            <text:p><text:span text:style-name="T6">           freeze=cfgs.FREEZE_BLOCKS</text:span><text:span text:style-name="T4">)</text:span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covered-table-cell table:number-columns-repeated="5"/>
          <table:table-cell table:number-columns-repeated="1017"/>
        </table:table-row>
        <table:table-row table:style-name="ro1">
          <table:table-cell/>
          <table:covered-table-cell table:number-columns-repeated="5"/>
          <table:table-cell table:number-columns-repeated="1017"/>
        </table:table-row>
        <table:table-row table:style-name="ro1">
          <table:table-cell/>
          <table:covered-table-cell table:number-columns-repeated="5"/>
          <table:table-cell table:number-columns-repeated="1017"/>
        </table:table-row>
        <table:table-row table:style-name="ro1">
          <table:table-cell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4" office:value-type="string" calcext:value-type="string" table:number-columns-spanned="4" table:number-rows-spanned="1">
            <text:p># BottleNeck_NUM_DICT = {'resnet50_v1d': [3, 4, 6, 3]};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14" office:value-type="string" calcext:value-type="string" table:number-columns-spanned="4" table:number-rows-spanned="1">
            <text:p># BASE_CHANNELS_DICT = {'resnet50_v1d': [64, 128, 256, 512]};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14" office:value-type="string" calcext:value-type="string" table:number-columns-spanned="4" table:number-rows-spanned="1">
            <text:p># cfgs.FREEZE_BLOCKS = [True, False, False, False, False];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9" office:value-type="string" calcext:value-type="string">
            <text:p>check</text:p>
          </table:table-cell>
          <table:table-cell/>
          <table:table-cell table:style-name="ce17" office:value-type="string" calcext:value-type="string" table:number-columns-spanned="3" table:number-rows-spanned="1">
            <text:p>assert len(bottleneck_nums) == len(base_channels); 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3" table:number-rows-spanned="1">
            <text:p>assert len(freeze) == len(bottleneck_nums) + 1;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with tf.variable_scope(<text:span text:style-name="T7">scope</text:span>)</text:p>
          </table:table-cell>
          <table:covered-table-cell/>
          <table:table-cell table:number-columns-repeated="1020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/>
          <table:table-cell table:style-name="ce5" table:number-columns-repeated="6"/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4" table:number-rows-spanned="2">
            <text:p><text:span text:style-name="T9">with slim.arg_scope</text:span>(<text:span text:style-name="T10">resnet_arg_scope(is_training=dynamic_parameter,</text:span></text:p>
            <text:p><text:span text:style-name="T10">                                                     Freeze_norm=freeze_norm)</text:span>):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2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22" office:value-type="string" calcext:value-type="string" table:number-columns-spanned="4" table:number-rows-spanned="1">
            <text:p><text:s/># dynamic_parameter = <text:s/>(not freeze[0]) and is_training;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3">
          <table:table-cell table:number-columns-repeated="3"/>
          <table:table-cell table:style-name="ce15" office:value-type="string" calcext:value-type="string" table:number-columns-spanned="4" table:number-rows-spanned="1">
            <text:p><text:span text:style-name="T14">stem_stack_3x3</text:span>(<text:span text:style-name="T15">net=input_x, input_channel=32, scope="C1"</text:span>)</text:p>
          </table:table-cell>
          <table:covered-table-cell table:number-columns-repeated="3"/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3"/>
          <table:table-cell table:style-name="ce5" table:number-columns-repeated="5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2" table:number-rows-spanned="1">
            <text:p>with tf.variable_scope(<text:span text:style-name="T7">scope</text:span>)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24" office:value-type="string" calcext:value-type="string" table:number-columns-spanned="2" table:number-rows-spanned="1">
            <text:p># DATA_FORMAT = "NHWC"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/>
          <table:table-cell table:style-name="ce25" office:value-type="string" calcext:value-type="string" table:number-columns-spanned="3" table:number-rows-spanned="1">
            <text:p># pad_value = [[0, 0], [1, 1], [1, 1], [0, 0]];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26" office:value-type="string" calcext:value-type="string" table:number-columns-spanned="3" table:number-rows-spanned="1">
            <text:p><text:span text:style-name="T17">net = tf.pad(</text:span><text:span text:style-name="T18">net, paddings = pad_value</text:span><text:span text:style-name="T17">);</text:span>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4"/>
          <table:table-cell table:style-name="ce18" office:value-type="string" calcext:value-type="string">
            <text:p>Conv3*3, 32 ,2</text:p>
          </table:table-cell>
          <table:table-cell/>
          <table:table-cell table:style-name="ce27" office:value-type="string" calcext:value-type="string" table:number-columns-spanned="4" table:number-rows-spanned="2">
            <text:p>net = conv2d[3*3], channel = input_channel, stride = 2, VALID, data_format=DATA_FORMAT, scope='conv0';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6"/>
          <table:covered-table-cell table:number-columns-repeated="4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28" office:value-type="string" calcext:value-type="string" table:number-columns-spanned="3" table:number-rows-spanned="1">
            <text:p><text:span text:style-name="T17">net = tf.pad(</text:span><text:span text:style-name="T18">net, paddings = pad_value</text:span><text:span text:style-name="T17">);</text:span>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4"/>
          <table:table-cell table:style-name="ce19" office:value-type="string" calcext:value-type="string">
            <text:p>conv3*3, 32, 1</text:p>
          </table:table-cell>
          <table:table-cell/>
          <table:table-cell table:style-name="ce27" office:value-type="string" calcext:value-type="string" table:number-columns-spanned="4" table:number-rows-spanned="2">
            <text:p>net = conv2d[3*3], channel = input_channel, stride = 1, VALID, data_format=DATA_FORMAT, scope='conv1';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6"/>
          <table:covered-table-cell table:number-columns-repeated="4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28" office:value-type="string" calcext:value-type="string" table:number-columns-spanned="3" table:number-rows-spanned="1">
            <text:p><text:span text:style-name="T17">net = tf.pad(</text:span><text:span text:style-name="T18">net, paddings = pad_value</text:span><text:span text:style-name="T17">);</text:span>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4"/>
          <table:table-cell table:style-name="ce19" office:value-type="string" calcext:value-type="string">
            <text:p>Conv3*3, 64, 1</text:p>
          </table:table-cell>
          <table:table-cell/>
          <table:table-cell table:style-name="ce27" office:value-type="string" calcext:value-type="string" table:number-columns-spanned="4" table:number-rows-spanned="2">
            <text:p>net = conv2d[3*3], channel = input_channel * 2, stride = 1, VALID, data_format=DATA_FORMAT, scope='conv2';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6"/>
          <table:covered-table-cell table:number-columns-repeated="4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28" office:value-type="string" calcext:value-type="string" table:number-columns-spanned="3" table:number-rows-spanned="1">
            <text:p><text:span text:style-name="T17">net = tf.pad(</text:span><text:span text:style-name="T18">net, paddings = pad_value</text:span><text:span text:style-name="T17">);</text:span>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4"/>
          <table:table-cell table:style-name="ce19" office:value-type="string" calcext:value-type="string">
            <text:p><text:s/>Maxpool 3*3, 2</text:p>
          </table:table-cell>
          <table:table-cell/>
          <table:table-cell table:style-name="ce27" office:value-type="string" calcext:value-type="string" table:number-columns-spanned="3" table:number-rows-spanned="2">
            <text:p>net = max_pool2d[3*3], stride = 2, VALID, data_format=DATA_FORMAT;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6"/>
          <table:covered-table-cell table:number-columns-repeated="3"/>
          <table:table-cell table:number-columns-repeated="1014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5"/>
          <table:table-cell table:style-name="ce23"/>
          <table:table-cell table:number-columns-repeated="101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1">
            <text:p>feature_dict[<text:span text:style-name="T12">"C1"</text:span>] = net</text:p>
          </table:table-cell>
          <table:covered-table-cell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5" table:number-columns-repeated="6"/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4" table:number-rows-spanned="2">
            <text:p><text:span text:style-name="T9">with slim.arg_scope</text:span>(<text:span text:style-name="T10">resnet_arg_scope(is_training=dynamic_parameter,</text:span></text:p>
            <text:p><text:span text:style-name="T10">                                                     Freeze_norm=freeze_norm)</text:span>):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2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22" office:value-type="string" calcext:value-type="string" table:number-columns-spanned="4" table:number-rows-spanned="1">
            <text:p><text:s/># dynamic_parameter = <text:s/>(not freeze[1]) and is_training;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3">
            <text:p><text:span text:style-name="T11">make_block(</text:span><text:span text:style-name="T12">net=net, base_channel=base_channels[0],                                  bottleneck_nums=bottleneck_nums[0], scope="C2",      avg_down=True, spatial_downsample=False</text:span><text:span text:style-name="T11">);</text:span>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4"/>
          <table:table-cell table:style-name="ce20" office:value-type="string" calcext:value-type="string" table:number-columns-spanned="2" table:number-rows-spanned="1">
            <text:p>with tf.variable_scope(<text:span text:style-name="T7">scope</text:span>)</text:p>
          </table:table-cell>
          <table:covered-table-cell/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4" table:number-rows-spanned="3">
            <text:p><text:span text:style-name="T11">bottleneck_v1b(</text:span><text:span text:style-name="T16">input_x=net,                                                             base_channel=base_channel, scope='bottleneck_0',              stride=1, avg_down=avg_down, projection=True</text:span><text:span text:style-name="T11">);</text:span>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4"/>
          <table:table-cell table:style-name="ce5" table:number-columns-repeated="4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20" office:value-type="string" calcext:value-type="string" table:number-columns-spanned="2" table:number-rows-spanned="1">
            <text:p>with tf.variable_scope(<text:span text:style-name="T7">scope</text:span>)</text:p>
          </table:table-cell>
          <table:covered-table-cell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15"/>
          <table:table-cell table:style-name="ce13" office:value-type="string" calcext:value-type="string" table:number-columns-spanned="3" table:number-rows-spanned="1">
            <text:p><text:s/># Because : projection=True and avg_down=True;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number-columns-repeated="7"/>
          <table:table-cell table:style-name="ce24" office:value-type="string" calcext:value-type="string" table:number-columns-spanned="2" table:number-rows-spanned="1">
            <text:p># DATA_FORMAT = "NHWC"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7"/>
          <table:table-cell table:style-name="ce25" office:value-type="string" calcext:value-type="string" table:number-columns-spanned="3" table:number-rows-spanned="1">
            <text:p># pad_value = [[0, 0], [1, 1], [1, 1], [0, 0]];</text:p>
          </table:table-cell>
          <table:covered-table-cell table:number-columns-repeated="2"/>
          <table:table-cell table:number-columns-repeated="3"/>
          <table:table-cell table:style-name="ce18" office:value-type="string" calcext:value-type="string">
            <text:p>Avgpool 1*1, 1</text:p>
          </table:table-cell>
          <table:table-cell/>
          <table:table-cell table:style-name="ce30" office:value-type="string" calcext:value-type="string" table:number-columns-spanned="4" table:number-rows-spanned="1">
            <text:p><text:span text:style-name="T19">shortcut = slim.avg_pool2d(</text:span><text:span text:style-name="T20">input_x, kernel_size=[stride, stride],</text:span>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15"/>
          <table:table-cell table:style-name="ce31"/>
          <table:table-cell table:style-name="ce35" office:value-type="string" calcext:value-type="string" table:number-columns-spanned="3" table:number-rows-spanned="1">
            <text:p><text:s/>stride=stride, padding="SAME",</text:p>
          </table:table-cell>
          <table:covered-table-cell table:number-columns-repeated="2" table:style-name="ce39"/>
          <table:table-cell table:number-columns-repeated="1004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 64 ,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, stride = 1, VALID, data_format=DATA_FORMAT, scope='conv0';</text:p>
          </table:table-cell>
          <table:covered-table-cell table:number-columns-repeated="3"/>
          <table:table-cell table:number-columns-repeated="3"/>
          <table:table-cell table:style-name="ce31"/>
          <table:table-cell table:style-name="ce36" office:value-type="string" calcext:value-type="string" table:number-columns-spanned="3" table:number-rows-spanned="1">
            <text:p><text:span text:style-name="T21">             data_format=DATA_FORMAT</text:span><text:span text:style-name="T22">);</text:span></text:p>
          </table:table-cell>
          <table:covered-table-cell table:number-columns-repeated="2" table:style-name="ce39"/>
          <table:table-cell table:number-columns-repeated="1004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2">
          <table:table-cell table:number-columns-repeated="13"/>
          <table:table-cell table:style-name="ce18" office:value-type="string" calcext:value-type="string">
            <text:p>Conv1*1,256, 1</text:p>
          </table:table-cell>
          <table:table-cell/>
          <table:table-cell table:style-name="ce32" office:value-type="string" calcext:value-type="string" table:number-columns-spanned="4" table:number-rows-spanned="1">
            <text:p>shortcut = conv2d[1*1], channel = base_channel * 4, stride = 1, VALID,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8"/>
          <table:table-cell table:style-name="ce28" office:value-type="string" calcext:value-type="string" table:number-columns-spanned="3" table:number-rows-spanned="1">
            <text:p><text:span text:style-name="T17">net = tf.pad(</text:span><text:span text:style-name="T18">net, paddings = pad_value</text:span><text:span text:style-name="T17">);</text:span></text:p>
          </table:table-cell>
          <table:covered-table-cell table:number-columns-repeated="2"/>
          <table:table-cell table:number-columns-repeated="4"/>
          <table:table-cell table:style-name="ce32" office:value-type="string" calcext:value-type="string" table:number-columns-spanned="4" table:number-rows-spanned="1">
            <text:p>data_format=DATA_FORMAT, scope='shortcut';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3*3, 64, 1</text:p>
          </table:table-cell>
          <table:table-cell/>
          <table:table-cell table:style-name="ce27" office:value-type="string" calcext:value-type="string" table:number-columns-spanned="4" table:number-rows-spanned="2">
            <text:p>net = conv2d[3*3], channel = base_channel, stride = stride, VALID, data_format=DATA_FORMAT, scope='conv1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256, 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 * 4, stride = 1, VALID, data_format=DATA_FORMAT, scope='conv2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net + shortcut;</text:p>
          </table:table-cell>
          <table:covered-table-cell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tf.nn.relu(net);</text:p>
          </table:table-cell>
          <table:covered-table-cell/>
          <table:table-cell table:number-columns-repeated="1013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4" table:number-rows-spanned="3">
            <text:p><text:span text:style-name="T11">bottleneck_v1b(</text:span><text:span text:style-name="T16">input_x=net,                                                             base_channel=base_channel, scope='bottleneck_1',              stride=1, avg_down=avg_down, projection=False</text:span><text:span text:style-name="T11">);</text:span>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4" table:number-rows-spanned="1">
            <text:p><text:s/># The value of net comes from the result of 'bottleneck_0';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5" table:number-columns-repeated="4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20" office:value-type="string" calcext:value-type="string" table:number-columns-spanned="2" table:number-rows-spanned="1">
            <text:p>with tf.variable_scope(<text:span text:style-name="T7">scope</text:span>)</text:p>
          </table:table-cell>
          <table:covered-table-cell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15"/>
          <table:table-cell table:style-name="ce13" office:value-type="string" calcext:value-type="string" table:number-columns-spanned="3" table:number-rows-spanned="1">
            <text:p><text:s/># Because : projection=False and avg_down=True;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number-columns-repeated="7"/>
          <table:table-cell table:style-name="ce24" office:value-type="string" calcext:value-type="string" table:number-columns-spanned="2" table:number-rows-spanned="1">
            <text:p># DATA_FORMAT = "NHWC"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7"/>
          <table:table-cell table:style-name="ce25" office:value-type="string" calcext:value-type="string" table:number-columns-spanned="3" table:number-rows-spanned="1">
            <text:p># pad_value = [[0, 0], [1, 1], [1, 1], [0, 0]];</text:p>
          </table:table-cell>
          <table:covered-table-cell table:number-columns-repeated="2"/>
          <table:table-cell table:number-columns-repeated="3"/>
          <table:table-cell table:style-name="ce18"/>
          <table:table-cell/>
          <table:table-cell table:style-name="ce33" office:value-type="string" calcext:value-type="string" table:number-columns-spanned="4" table:number-rows-spanned="1">
            <text:p><text:span text:style-name="T17">shortcut = tf.identity(</text:span><text:span text:style-name="T12">input_x, name='shortcut/Identity'</text:span><text:span text:style-name="T17">);</text:span>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15"/>
          <table:table-cell table:style-name="ce23"/>
          <table:table-cell table:style-name="ce37" table:number-columns-spanned="3" table:number-rows-spanned="1"/>
          <table:covered-table-cell table:number-columns-repeated="2" table:style-name="ce40"/>
          <table:table-cell table:number-columns-repeated="1004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 64 ,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, stride = 1, VALID, data_format=DATA_FORMAT, scope='conv0';</text:p>
          </table:table-cell>
          <table:covered-table-cell table:number-columns-repeated="3"/>
          <table:table-cell table:number-columns-repeated="3"/>
          <table:table-cell table:style-name="ce23"/>
          <table:table-cell table:style-name="ce38" table:number-columns-spanned="3" table:number-rows-spanned="1"/>
          <table:covered-table-cell table:number-columns-repeated="2" table:style-name="ce40"/>
          <table:table-cell table:number-columns-repeated="1004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2">
          <table:table-cell table:number-columns-repeated="13"/>
          <table:table-cell table:style-name="ce18"/>
          <table:table-cell/>
          <table:table-cell table:style-name="ce34" table:number-columns-spanned="4" table:number-rows-spanned="1"/>
          <table:covered-table-cell table:number-columns-repeated="3" table:style-name="ce23"/>
          <table:table-cell table:number-columns-repeated="1004"/>
        </table:table-row>
        <table:table-row table:style-name="ro1">
          <table:table-cell table:number-columns-repeated="8"/>
          <table:table-cell table:style-name="ce28" office:value-type="string" calcext:value-type="string" table:number-columns-spanned="3" table:number-rows-spanned="1">
            <text:p><text:span text:style-name="T17">net = tf.pad(</text:span><text:span text:style-name="T18">net, paddings = pad_value</text:span><text:span text:style-name="T17">);</text:span></text:p>
          </table:table-cell>
          <table:covered-table-cell table:number-columns-repeated="2"/>
          <table:table-cell table:number-columns-repeated="4"/>
          <table:table-cell table:style-name="ce34" table:number-columns-spanned="4" table:number-rows-spanned="1"/>
          <table:covered-table-cell table:number-columns-repeated="3" table:style-name="ce23"/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3*3, 64, 1</text:p>
          </table:table-cell>
          <table:table-cell/>
          <table:table-cell table:style-name="ce27" office:value-type="string" calcext:value-type="string" table:number-columns-spanned="4" table:number-rows-spanned="2">
            <text:p>net = conv2d[3*3], channel = base_channel, stride = stride, VALID, data_format=DATA_FORMAT, scope='conv1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256, 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 * 4, stride = 1, VALID, data_format=DATA_FORMAT, scope='conv2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net + shortcut;</text:p>
          </table:table-cell>
          <table:covered-table-cell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tf.nn.relu(net);</text:p>
          </table:table-cell>
          <table:covered-table-cell/>
          <table:table-cell table:number-columns-repeated="1013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4" table:number-rows-spanned="3">
            <text:p><text:span text:style-name="T11">bottleneck_v1b(</text:span><text:span text:style-name="T16">input_x=net,                                                             base_channel=base_channel, scope='bottleneck_2',              stride=1, avg_down=avg_down, projection=False</text:span><text:span text:style-name="T11">);</text:span>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4" table:number-rows-spanned="1">
            <text:p><text:s/># The value of net comes from the result of 'bottleneck_1';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5" table:number-columns-repeated="4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20" office:value-type="string" calcext:value-type="string" table:number-columns-spanned="2" table:number-rows-spanned="1">
            <text:p>with tf.variable_scope(<text:span text:style-name="T7">scope</text:span>)</text:p>
          </table:table-cell>
          <table:covered-table-cell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15"/>
          <table:table-cell table:style-name="ce13" office:value-type="string" calcext:value-type="string" table:number-columns-spanned="3" table:number-rows-spanned="1">
            <text:p><text:s/># Because : projection=False and avg_down=True;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number-columns-repeated="7"/>
          <table:table-cell table:style-name="ce24" office:value-type="string" calcext:value-type="string" table:number-columns-spanned="2" table:number-rows-spanned="1">
            <text:p># DATA_FORMAT = "NHWC"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7"/>
          <table:table-cell table:style-name="ce25" office:value-type="string" calcext:value-type="string" table:number-columns-spanned="3" table:number-rows-spanned="1">
            <text:p># pad_value = [[0, 0], [1, 1], [1, 1], [0, 0]];</text:p>
          </table:table-cell>
          <table:covered-table-cell table:number-columns-repeated="2"/>
          <table:table-cell table:number-columns-repeated="3"/>
          <table:table-cell table:style-name="ce18"/>
          <table:table-cell/>
          <table:table-cell table:style-name="ce33" office:value-type="string" calcext:value-type="string" table:number-columns-spanned="4" table:number-rows-spanned="1">
            <text:p><text:span text:style-name="T17">shortcut = tf.identity(</text:span><text:span text:style-name="T12">input_x, name='shortcut/Identity'</text:span><text:span text:style-name="T17">);</text:span>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15"/>
          <table:table-cell table:style-name="ce23"/>
          <table:table-cell table:style-name="ce37" table:number-columns-spanned="3" table:number-rows-spanned="1"/>
          <table:covered-table-cell table:number-columns-repeated="2" table:style-name="ce40"/>
          <table:table-cell table:number-columns-repeated="1004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 64 ,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, stride = 1, VALID, data_format=DATA_FORMAT, scope='conv0';</text:p>
          </table:table-cell>
          <table:covered-table-cell table:number-columns-repeated="3"/>
          <table:table-cell table:number-columns-repeated="3"/>
          <table:table-cell table:style-name="ce23"/>
          <table:table-cell table:style-name="ce38" table:number-columns-spanned="3" table:number-rows-spanned="1"/>
          <table:covered-table-cell table:number-columns-repeated="2" table:style-name="ce40"/>
          <table:table-cell table:number-columns-repeated="1004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2">
          <table:table-cell table:number-columns-repeated="13"/>
          <table:table-cell table:style-name="ce18"/>
          <table:table-cell/>
          <table:table-cell table:style-name="ce34" table:number-columns-spanned="4" table:number-rows-spanned="1"/>
          <table:covered-table-cell table:number-columns-repeated="3" table:style-name="ce23"/>
          <table:table-cell table:number-columns-repeated="1004"/>
        </table:table-row>
        <table:table-row table:style-name="ro1">
          <table:table-cell table:number-columns-repeated="8"/>
          <table:table-cell table:style-name="ce28" office:value-type="string" calcext:value-type="string" table:number-columns-spanned="3" table:number-rows-spanned="1">
            <text:p><text:span text:style-name="T17">net = tf.pad(</text:span><text:span text:style-name="T18">net, paddings = pad_value</text:span><text:span text:style-name="T17">);</text:span></text:p>
          </table:table-cell>
          <table:covered-table-cell table:number-columns-repeated="2"/>
          <table:table-cell table:number-columns-repeated="4"/>
          <table:table-cell table:style-name="ce34" table:number-columns-spanned="4" table:number-rows-spanned="1"/>
          <table:covered-table-cell table:number-columns-repeated="3" table:style-name="ce23"/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3*3, 64, 1</text:p>
          </table:table-cell>
          <table:table-cell/>
          <table:table-cell table:style-name="ce27" office:value-type="string" calcext:value-type="string" table:number-columns-spanned="4" table:number-rows-spanned="2">
            <text:p>net = conv2d[3*3], channel = base_channel, stride = stride, VALID, data_format=DATA_FORMAT, scope='conv1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256, 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 * 4, stride = 1, VALID, data_format=DATA_FORMAT, scope='conv2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net + shortcut;</text:p>
          </table:table-cell>
          <table:covered-table-cell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tf.nn.relu(net);</text:p>
          </table:table-cell>
          <table:covered-table-cell/>
          <table:table-cell table:number-columns-repeated="1013"/>
        </table:table-row>
        <table:table-row table:style-name="ro1" table:number-rows-repeated="11">
          <table:table-cell table:number-columns-repeated="102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feature_dict[<text:span text:style-name="T13">"C2"</text:span>] = net</text:p>
          </table:table-cell>
          <table:covered-table-cell/>
          <table:table-cell table:number-columns-repeated="1019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/>
          <table:table-cell table:style-name="ce5" table:number-columns-repeated="6"/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4" table:number-rows-spanned="2">
            <text:p><text:span text:style-name="T9">with slim.arg_scope</text:span>(<text:span text:style-name="T10">resnet_arg_scope(is_training=dynamic_parameter,</text:span></text:p>
            <text:p><text:span text:style-name="T10">                                                     Freeze_norm=freeze_norm)</text:span>):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2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22" office:value-type="string" calcext:value-type="string" table:number-columns-spanned="4" table:number-rows-spanned="1">
            <text:p><text:s/># dynamic_parameter = <text:s/>(not freeze[2]) and is_training;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3">
            <text:p><text:span text:style-name="T11">make_block(</text:span><text:span text:style-name="T12">net=net, base_channel=base_channels[1],                                  bottleneck_nums=bottleneck_nums[1], scope="C3",      avg_down=True, spatial_downsample=True</text:span><text:span text:style-name="T11">);</text:span>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4"/>
          <table:table-cell table:style-name="ce20" office:value-type="string" calcext:value-type="string" table:number-columns-spanned="2" table:number-rows-spanned="1">
            <text:p>with tf.variable_scope(<text:span text:style-name="T7">scope</text:span>)</text:p>
          </table:table-cell>
          <table:covered-table-cell/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4" table:number-rows-spanned="3">
            <text:p><text:span text:style-name="T11">bottleneck_v1b(</text:span><text:span text:style-name="T16">input_x=net,                                                             base_channel=base_channel, scope='bottleneck_0',              stride=2, avg_down=avg_down, projection=True</text:span><text:span text:style-name="T11">);</text:span>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4"/>
          <table:table-cell table:style-name="ce5" table:number-columns-repeated="4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20" office:value-type="string" calcext:value-type="string" table:number-columns-spanned="2" table:number-rows-spanned="1">
            <text:p>with tf.variable_scope(<text:span text:style-name="T7">scope</text:span>)</text:p>
          </table:table-cell>
          <table:covered-table-cell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15"/>
          <table:table-cell table:style-name="ce13" office:value-type="string" calcext:value-type="string" table:number-columns-spanned="3" table:number-rows-spanned="1">
            <text:p><text:s/># Because : projection=True and avg_down=True;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number-columns-repeated="7"/>
          <table:table-cell table:style-name="ce24" office:value-type="string" calcext:value-type="string" table:number-columns-spanned="2" table:number-rows-spanned="1">
            <text:p># DATA_FORMAT = "NHWC"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7"/>
          <table:table-cell table:style-name="ce25" office:value-type="string" calcext:value-type="string" table:number-columns-spanned="3" table:number-rows-spanned="1">
            <text:p># pad_value = [[0, 0], [1, 1], [1, 1], [0, 0]];</text:p>
          </table:table-cell>
          <table:covered-table-cell table:number-columns-repeated="2"/>
          <table:table-cell table:number-columns-repeated="3"/>
          <table:table-cell table:style-name="ce18" office:value-type="string" calcext:value-type="string">
            <text:p>Avgpool 2*2, 2</text:p>
          </table:table-cell>
          <table:table-cell/>
          <table:table-cell table:style-name="ce30" office:value-type="string" calcext:value-type="string" table:number-columns-spanned="4" table:number-rows-spanned="1">
            <text:p><text:span text:style-name="T19">shortcut = slim.avg_pool2d(</text:span><text:span text:style-name="T20">input_x, kernel_size=[stride, stride],</text:span>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15"/>
          <table:table-cell table:style-name="ce31"/>
          <table:table-cell table:style-name="ce35" office:value-type="string" calcext:value-type="string" table:number-columns-spanned="3" table:number-rows-spanned="1">
            <text:p><text:s/>stride=stride, padding="SAME",</text:p>
          </table:table-cell>
          <table:covered-table-cell table:number-columns-repeated="2" table:style-name="ce39"/>
          <table:table-cell table:number-columns-repeated="1004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 128 ,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, stride = 1, VALID, data_format=DATA_FORMAT, scope='conv0';</text:p>
          </table:table-cell>
          <table:covered-table-cell table:number-columns-repeated="3"/>
          <table:table-cell table:number-columns-repeated="3"/>
          <table:table-cell table:style-name="ce31"/>
          <table:table-cell table:style-name="ce36" office:value-type="string" calcext:value-type="string" table:number-columns-spanned="3" table:number-rows-spanned="1">
            <text:p><text:span text:style-name="T21">             data_format=DATA_FORMAT</text:span><text:span text:style-name="T22">);</text:span></text:p>
          </table:table-cell>
          <table:covered-table-cell table:number-columns-repeated="2" table:style-name="ce39"/>
          <table:table-cell table:number-columns-repeated="1004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2">
          <table:table-cell table:number-columns-repeated="13"/>
          <table:table-cell table:style-name="ce18" office:value-type="string" calcext:value-type="string">
            <text:p>Conv1*1,512, 1</text:p>
          </table:table-cell>
          <table:table-cell/>
          <table:table-cell table:style-name="ce32" office:value-type="string" calcext:value-type="string" table:number-columns-spanned="4" table:number-rows-spanned="1">
            <text:p>shortcut = conv2d[1*1], channel = base_channel * 4, stride = 1, VALID,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8"/>
          <table:table-cell table:style-name="ce28" office:value-type="string" calcext:value-type="string" table:number-columns-spanned="3" table:number-rows-spanned="1">
            <text:p><text:span text:style-name="T17">net = tf.pad(</text:span><text:span text:style-name="T18">net, paddings = pad_value</text:span><text:span text:style-name="T17">);</text:span></text:p>
          </table:table-cell>
          <table:covered-table-cell table:number-columns-repeated="2"/>
          <table:table-cell table:number-columns-repeated="4"/>
          <table:table-cell table:style-name="ce32" office:value-type="string" calcext:value-type="string" table:number-columns-spanned="4" table:number-rows-spanned="1">
            <text:p>data_format=DATA_FORMAT, scope='shortcut';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3*3, 128, 2</text:p>
          </table:table-cell>
          <table:table-cell/>
          <table:table-cell table:style-name="ce27" office:value-type="string" calcext:value-type="string" table:number-columns-spanned="4" table:number-rows-spanned="2">
            <text:p>net = conv2d[3*3], channel = base_channel, stride = stride, VALID, data_format=DATA_FORMAT, scope='conv1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512, 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 * 4, stride = 1, VALID, data_format=DATA_FORMAT, scope='conv2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net + shortcut;</text:p>
          </table:table-cell>
          <table:covered-table-cell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tf.nn.relu(net);</text:p>
          </table:table-cell>
          <table:covered-table-cell/>
          <table:table-cell table:number-columns-repeated="1013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4" table:number-rows-spanned="3">
            <text:p><text:span text:style-name="T11">bottleneck_v1b(</text:span><text:span text:style-name="T16">input_x=net,                                                             base_channel=base_channel, scope='bottleneck_1',              stride=1, avg_down=avg_down, projection=False</text:span><text:span text:style-name="T11">);</text:span>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4" table:number-rows-spanned="1">
            <text:p><text:s/># The value of net comes from the result of 'bottleneck_0';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5" table:number-columns-repeated="4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20" office:value-type="string" calcext:value-type="string" table:number-columns-spanned="2" table:number-rows-spanned="1">
            <text:p>with tf.variable_scope(<text:span text:style-name="T7">scope</text:span>)</text:p>
          </table:table-cell>
          <table:covered-table-cell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15"/>
          <table:table-cell table:style-name="ce13" office:value-type="string" calcext:value-type="string" table:number-columns-spanned="3" table:number-rows-spanned="1">
            <text:p><text:s/># Because : projection=False and avg_down=True;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number-columns-repeated="7"/>
          <table:table-cell table:style-name="ce24" office:value-type="string" calcext:value-type="string" table:number-columns-spanned="2" table:number-rows-spanned="1">
            <text:p># DATA_FORMAT = "NHWC"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7"/>
          <table:table-cell table:style-name="ce25" office:value-type="string" calcext:value-type="string" table:number-columns-spanned="3" table:number-rows-spanned="1">
            <text:p># pad_value = [[0, 0], [1, 1], [1, 1], [0, 0]];</text:p>
          </table:table-cell>
          <table:covered-table-cell table:number-columns-repeated="2"/>
          <table:table-cell table:number-columns-repeated="3"/>
          <table:table-cell table:style-name="ce18"/>
          <table:table-cell/>
          <table:table-cell table:style-name="ce33" office:value-type="string" calcext:value-type="string" table:number-columns-spanned="4" table:number-rows-spanned="1">
            <text:p><text:span text:style-name="T17">shortcut = tf.identity(</text:span><text:span text:style-name="T12">input_x, name='shortcut/Identity'</text:span><text:span text:style-name="T17">);</text:span>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15"/>
          <table:table-cell table:style-name="ce23"/>
          <table:table-cell table:style-name="ce37" table:number-columns-spanned="3" table:number-rows-spanned="1"/>
          <table:covered-table-cell table:number-columns-repeated="2" table:style-name="ce40"/>
          <table:table-cell table:number-columns-repeated="1004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 128 ,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, stride = 1, VALID, data_format=DATA_FORMAT, scope='conv0';</text:p>
          </table:table-cell>
          <table:covered-table-cell table:number-columns-repeated="3"/>
          <table:table-cell table:number-columns-repeated="3"/>
          <table:table-cell table:style-name="ce23"/>
          <table:table-cell table:style-name="ce38" table:number-columns-spanned="3" table:number-rows-spanned="1"/>
          <table:covered-table-cell table:number-columns-repeated="2" table:style-name="ce40"/>
          <table:table-cell table:number-columns-repeated="1004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2">
          <table:table-cell table:number-columns-repeated="13"/>
          <table:table-cell table:style-name="ce18"/>
          <table:table-cell/>
          <table:table-cell table:style-name="ce34" table:number-columns-spanned="4" table:number-rows-spanned="1"/>
          <table:covered-table-cell table:number-columns-repeated="3" table:style-name="ce23"/>
          <table:table-cell table:number-columns-repeated="1004"/>
        </table:table-row>
        <table:table-row table:style-name="ro1">
          <table:table-cell table:number-columns-repeated="8"/>
          <table:table-cell table:style-name="ce28" office:value-type="string" calcext:value-type="string" table:number-columns-spanned="3" table:number-rows-spanned="1">
            <text:p><text:span text:style-name="T17">net = tf.pad(</text:span><text:span text:style-name="T18">net, paddings = pad_value</text:span><text:span text:style-name="T17">);</text:span></text:p>
          </table:table-cell>
          <table:covered-table-cell table:number-columns-repeated="2"/>
          <table:table-cell table:number-columns-repeated="4"/>
          <table:table-cell table:style-name="ce34" table:number-columns-spanned="4" table:number-rows-spanned="1"/>
          <table:covered-table-cell table:number-columns-repeated="3" table:style-name="ce23"/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3*3, 128, 1</text:p>
          </table:table-cell>
          <table:table-cell/>
          <table:table-cell table:style-name="ce27" office:value-type="string" calcext:value-type="string" table:number-columns-spanned="4" table:number-rows-spanned="2">
            <text:p>net = conv2d[3*3], channel = base_channel, stride = stride, VALID, data_format=DATA_FORMAT, scope='conv1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512, 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 * 4, stride = 1, VALID, data_format=DATA_FORMAT, scope='conv2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net + shortcut;</text:p>
          </table:table-cell>
          <table:covered-table-cell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tf.nn.relu(net);</text:p>
          </table:table-cell>
          <table:covered-table-cell/>
          <table:table-cell table:number-columns-repeated="1013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4" table:number-rows-spanned="3">
            <text:p><text:span text:style-name="T11">bottleneck_v1b(</text:span><text:span text:style-name="T16">input_x=net,                                                             base_channel=base_channel, scope='bottleneck_2',              stride=1, avg_down=avg_down, projection=False</text:span><text:span text:style-name="T11">);</text:span>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4" table:number-rows-spanned="1">
            <text:p><text:s/># The value of net comes from the result of 'bottleneck_1';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5" table:number-columns-repeated="4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20" office:value-type="string" calcext:value-type="string" table:number-columns-spanned="2" table:number-rows-spanned="1">
            <text:p>with tf.variable_scope(<text:span text:style-name="T7">scope</text:span>)</text:p>
          </table:table-cell>
          <table:covered-table-cell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15"/>
          <table:table-cell table:style-name="ce13" office:value-type="string" calcext:value-type="string" table:number-columns-spanned="3" table:number-rows-spanned="1">
            <text:p><text:s/># Because : projection=False and avg_down=True;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number-columns-repeated="7"/>
          <table:table-cell table:style-name="ce24" office:value-type="string" calcext:value-type="string" table:number-columns-spanned="2" table:number-rows-spanned="1">
            <text:p># DATA_FORMAT = "NHWC"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7"/>
          <table:table-cell table:style-name="ce25" office:value-type="string" calcext:value-type="string" table:number-columns-spanned="3" table:number-rows-spanned="1">
            <text:p># pad_value = [[0, 0], [1, 1], [1, 1], [0, 0]];</text:p>
          </table:table-cell>
          <table:covered-table-cell table:number-columns-repeated="2"/>
          <table:table-cell table:number-columns-repeated="3"/>
          <table:table-cell table:style-name="ce18"/>
          <table:table-cell/>
          <table:table-cell table:style-name="ce33" office:value-type="string" calcext:value-type="string" table:number-columns-spanned="4" table:number-rows-spanned="1">
            <text:p><text:span text:style-name="T17">shortcut = tf.identity(</text:span><text:span text:style-name="T12">input_x, name='shortcut/Identity'</text:span><text:span text:style-name="T17">);</text:span>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15"/>
          <table:table-cell table:style-name="ce23"/>
          <table:table-cell table:style-name="ce37" table:number-columns-spanned="3" table:number-rows-spanned="1"/>
          <table:covered-table-cell table:number-columns-repeated="2" table:style-name="ce40"/>
          <table:table-cell table:number-columns-repeated="1004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 128 ,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, stride = 1, VALID, data_format=DATA_FORMAT, scope='conv0';</text:p>
          </table:table-cell>
          <table:covered-table-cell table:number-columns-repeated="3"/>
          <table:table-cell table:number-columns-repeated="3"/>
          <table:table-cell table:style-name="ce23"/>
          <table:table-cell table:style-name="ce38" table:number-columns-spanned="3" table:number-rows-spanned="1"/>
          <table:covered-table-cell table:number-columns-repeated="2" table:style-name="ce40"/>
          <table:table-cell table:number-columns-repeated="1004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2">
          <table:table-cell table:number-columns-repeated="13"/>
          <table:table-cell table:style-name="ce18"/>
          <table:table-cell/>
          <table:table-cell table:style-name="ce34" table:number-columns-spanned="4" table:number-rows-spanned="1"/>
          <table:covered-table-cell table:number-columns-repeated="3" table:style-name="ce23"/>
          <table:table-cell table:number-columns-repeated="1004"/>
        </table:table-row>
        <table:table-row table:style-name="ro1">
          <table:table-cell table:number-columns-repeated="8"/>
          <table:table-cell table:style-name="ce28" office:value-type="string" calcext:value-type="string" table:number-columns-spanned="3" table:number-rows-spanned="1">
            <text:p><text:span text:style-name="T17">net = tf.pad(</text:span><text:span text:style-name="T18">net, paddings = pad_value</text:span><text:span text:style-name="T17">);</text:span></text:p>
          </table:table-cell>
          <table:covered-table-cell table:number-columns-repeated="2"/>
          <table:table-cell table:number-columns-repeated="4"/>
          <table:table-cell table:style-name="ce34" table:number-columns-spanned="4" table:number-rows-spanned="1"/>
          <table:covered-table-cell table:number-columns-repeated="3" table:style-name="ce23"/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3*3, 128, 1</text:p>
          </table:table-cell>
          <table:table-cell/>
          <table:table-cell table:style-name="ce27" office:value-type="string" calcext:value-type="string" table:number-columns-spanned="4" table:number-rows-spanned="2">
            <text:p>net = conv2d[3*3], channel = base_channel, stride = stride, VALID, data_format=DATA_FORMAT, scope='conv1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512, 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 * 4, stride = 1, VALID, data_format=DATA_FORMAT, scope='conv2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net + shortcut;</text:p>
          </table:table-cell>
          <table:covered-table-cell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tf.nn.relu(net);</text:p>
          </table:table-cell>
          <table:covered-table-cell/>
          <table:table-cell table:number-columns-repeated="1013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4" table:number-rows-spanned="3">
            <text:p><text:span text:style-name="T11">bottleneck_v1b(</text:span><text:span text:style-name="T16">input_x=net,                                                             base_channel=base_channel, scope='bottleneck_3',              stride=1, avg_down=avg_down, projection=False</text:span><text:span text:style-name="T11">);</text:span>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4" table:number-rows-spanned="1">
            <text:p><text:s/># The value of net comes from the result of 'bottleneck_2';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5" table:number-columns-repeated="4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20" office:value-type="string" calcext:value-type="string" table:number-columns-spanned="2" table:number-rows-spanned="1">
            <text:p>with tf.variable_scope(<text:span text:style-name="T7">scope</text:span>)</text:p>
          </table:table-cell>
          <table:covered-table-cell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15"/>
          <table:table-cell table:style-name="ce13" office:value-type="string" calcext:value-type="string" table:number-columns-spanned="3" table:number-rows-spanned="1">
            <text:p><text:s/># Because : projection=False and avg_down=True;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number-columns-repeated="7"/>
          <table:table-cell table:style-name="ce24" office:value-type="string" calcext:value-type="string" table:number-columns-spanned="2" table:number-rows-spanned="1">
            <text:p># DATA_FORMAT = "NHWC"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7"/>
          <table:table-cell table:style-name="ce25" office:value-type="string" calcext:value-type="string" table:number-columns-spanned="3" table:number-rows-spanned="1">
            <text:p># pad_value = [[0, 0], [1, 1], [1, 1], [0, 0]];</text:p>
          </table:table-cell>
          <table:covered-table-cell table:number-columns-repeated="2"/>
          <table:table-cell table:number-columns-repeated="3"/>
          <table:table-cell table:style-name="ce18"/>
          <table:table-cell/>
          <table:table-cell table:style-name="ce33" office:value-type="string" calcext:value-type="string" table:number-columns-spanned="4" table:number-rows-spanned="1">
            <text:p><text:span text:style-name="T17">shortcut = tf.identity(</text:span><text:span text:style-name="T12">input_x, name='shortcut/Identity'</text:span><text:span text:style-name="T17">);</text:span>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15"/>
          <table:table-cell table:style-name="ce23"/>
          <table:table-cell table:style-name="ce37" table:number-columns-spanned="3" table:number-rows-spanned="1"/>
          <table:covered-table-cell table:number-columns-repeated="2" table:style-name="ce40"/>
          <table:table-cell table:number-columns-repeated="1004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 128 ,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, stride = 1, VALID, data_format=DATA_FORMAT, scope='conv0';</text:p>
          </table:table-cell>
          <table:covered-table-cell table:number-columns-repeated="3"/>
          <table:table-cell table:number-columns-repeated="3"/>
          <table:table-cell table:style-name="ce23"/>
          <table:table-cell table:style-name="ce38" table:number-columns-spanned="3" table:number-rows-spanned="1"/>
          <table:covered-table-cell table:number-columns-repeated="2" table:style-name="ce40"/>
          <table:table-cell table:number-columns-repeated="1004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2">
          <table:table-cell table:number-columns-repeated="13"/>
          <table:table-cell table:style-name="ce18"/>
          <table:table-cell/>
          <table:table-cell table:style-name="ce34" table:number-columns-spanned="4" table:number-rows-spanned="1"/>
          <table:covered-table-cell table:number-columns-repeated="3" table:style-name="ce23"/>
          <table:table-cell table:number-columns-repeated="1004"/>
        </table:table-row>
        <table:table-row table:style-name="ro1">
          <table:table-cell table:number-columns-repeated="8"/>
          <table:table-cell table:style-name="ce28" office:value-type="string" calcext:value-type="string" table:number-columns-spanned="3" table:number-rows-spanned="1">
            <text:p><text:span text:style-name="T17">net = tf.pad(</text:span><text:span text:style-name="T18">net, paddings = pad_value</text:span><text:span text:style-name="T17">);</text:span></text:p>
          </table:table-cell>
          <table:covered-table-cell table:number-columns-repeated="2"/>
          <table:table-cell table:number-columns-repeated="4"/>
          <table:table-cell table:style-name="ce34" table:number-columns-spanned="4" table:number-rows-spanned="1"/>
          <table:covered-table-cell table:number-columns-repeated="3" table:style-name="ce23"/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3*3, 128, 1</text:p>
          </table:table-cell>
          <table:table-cell/>
          <table:table-cell table:style-name="ce27" office:value-type="string" calcext:value-type="string" table:number-columns-spanned="4" table:number-rows-spanned="2">
            <text:p>net = conv2d[3*3], channel = base_channel, stride = stride, VALID, data_format=DATA_FORMAT, scope='conv1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512, 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 * 4, stride = 1, VALID, data_format=DATA_FORMAT, scope='conv2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net + shortcut;</text:p>
          </table:table-cell>
          <table:covered-table-cell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tf.nn.relu(net);</text:p>
          </table:table-cell>
          <table:covered-table-cell/>
          <table:table-cell table:number-columns-repeated="1013"/>
        </table:table-row>
        <table:table-row table:style-name="ro1" table:number-rows-repeated="10">
          <table:table-cell table:number-columns-repeated="102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feature_dict[<text:span text:style-name="T13">"C3"</text:span>] = net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5" table:number-columns-repeated="6"/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4" table:number-rows-spanned="2">
            <text:p><text:span text:style-name="T9">with slim.arg_scope</text:span>(<text:span text:style-name="T10">resnet_arg_scope(is_training=dynamic_parameter,</text:span></text:p>
            <text:p><text:span text:style-name="T10">                                                     Freeze_norm=freeze_norm)</text:span>):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2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22" office:value-type="string" calcext:value-type="string" table:number-columns-spanned="4" table:number-rows-spanned="1">
            <text:p><text:s/># dynamic_parameter = <text:s/>(not freeze[3]) and is_training;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3">
            <text:p><text:span text:style-name="T11">make_block(</text:span><text:span text:style-name="T12">net=net, base_channel=base_channels[2],                                  bottleneck_nums=bottleneck_nums[2], scope="C4",      avg_down=True, spatial_downsample=True</text:span><text:span text:style-name="T11">);</text:span></text:p>
          </table:table-cell>
          <table:covered-table-cell table:number-columns-repeated="3"/>
          <table:table-cell/>
          <table:table-cell table:style-name="ce14" office:value-type="string" calcext:value-type="string" table:number-columns-spanned="4" table:number-rows-spanned="1">
            <text:p># BottleNeck_NUM_DICT = {'resnet50_v1d': [3, 4, 6, 3]};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number-columns-repeated="2"/>
          <table:covered-table-cell table:number-columns-repeated="4"/>
          <table:table-cell/>
          <table:table-cell table:style-name="ce14" office:value-type="string" calcext:value-type="string" table:number-columns-spanned="4" table:number-rows-spanned="1">
            <text:p># BASE_CHANNELS_DICT = {'resnet50_v1d': [64, 128, 256, 512]};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number-columns-repeated="2"/>
          <table:covered-table-cell table:number-columns-repeated="4"/>
          <table:table-cell/>
          <table:table-cell table:style-name="ce14" office:value-type="string" calcext:value-type="string" table:number-columns-spanned="4" table:number-rows-spanned="1">
            <text:p># cfgs.FREEZE_BLOCKS = [True, False, False, False, False];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4"/>
          <table:table-cell table:style-name="ce20" office:value-type="string" calcext:value-type="string" table:number-columns-spanned="2" table:number-rows-spanned="1">
            <text:p>with tf.variable_scope(<text:span text:style-name="T7">scope</text:span>)</text:p>
          </table:table-cell>
          <table:covered-table-cell/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4" table:number-rows-spanned="3">
            <text:p><text:span text:style-name="T11">bottleneck_v1b(</text:span><text:span text:style-name="T16">input_x=net,                                                             base_channel=base_channel, scope='bottleneck_0',              stride=2, avg_down=avg_down, projection=True</text:span><text:span text:style-name="T11">);</text:span>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4"/>
          <table:table-cell table:style-name="ce5" table:number-columns-repeated="4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20" office:value-type="string" calcext:value-type="string" table:number-columns-spanned="2" table:number-rows-spanned="1">
            <text:p>with tf.variable_scope(<text:span text:style-name="T7">scope</text:span>)</text:p>
          </table:table-cell>
          <table:covered-table-cell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15"/>
          <table:table-cell table:style-name="ce13" office:value-type="string" calcext:value-type="string" table:number-columns-spanned="3" table:number-rows-spanned="1">
            <text:p><text:s/># Because : projection=True and avg_down=True;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number-columns-repeated="7"/>
          <table:table-cell table:style-name="ce24" office:value-type="string" calcext:value-type="string" table:number-columns-spanned="2" table:number-rows-spanned="1">
            <text:p># DATA_FORMAT = "NHWC"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7"/>
          <table:table-cell table:style-name="ce25" office:value-type="string" calcext:value-type="string" table:number-columns-spanned="3" table:number-rows-spanned="1">
            <text:p># pad_value = [[0, 0], [1, 1], [1, 1], [0, 0]];</text:p>
          </table:table-cell>
          <table:covered-table-cell table:number-columns-repeated="2"/>
          <table:table-cell table:number-columns-repeated="3"/>
          <table:table-cell table:style-name="ce18" office:value-type="string" calcext:value-type="string">
            <text:p>Avgpool 2*2, 2</text:p>
          </table:table-cell>
          <table:table-cell/>
          <table:table-cell table:style-name="ce30" office:value-type="string" calcext:value-type="string" table:number-columns-spanned="4" table:number-rows-spanned="1">
            <text:p><text:span text:style-name="T19">shortcut = slim.avg_pool2d(</text:span><text:span text:style-name="T20">input_x, kernel_size=[stride, stride],</text:span>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15"/>
          <table:table-cell table:style-name="ce31"/>
          <table:table-cell table:style-name="ce35" office:value-type="string" calcext:value-type="string" table:number-columns-spanned="3" table:number-rows-spanned="1">
            <text:p><text:s/>stride=stride, padding="SAME",</text:p>
          </table:table-cell>
          <table:covered-table-cell table:number-columns-repeated="2" table:style-name="ce39"/>
          <table:table-cell table:number-columns-repeated="1004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 256 ,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, stride = 1, VALID, data_format=DATA_FORMAT, scope='conv0';</text:p>
          </table:table-cell>
          <table:covered-table-cell table:number-columns-repeated="3"/>
          <table:table-cell table:number-columns-repeated="3"/>
          <table:table-cell table:style-name="ce31"/>
          <table:table-cell table:style-name="ce36" office:value-type="string" calcext:value-type="string" table:number-columns-spanned="3" table:number-rows-spanned="1">
            <text:p><text:span text:style-name="T21">             data_format=DATA_FORMAT</text:span><text:span text:style-name="T22">);</text:span></text:p>
          </table:table-cell>
          <table:covered-table-cell table:number-columns-repeated="2" table:style-name="ce39"/>
          <table:table-cell table:number-columns-repeated="1004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2">
          <table:table-cell table:number-columns-repeated="13"/>
          <table:table-cell table:style-name="ce18" office:value-type="string" calcext:value-type="string">
            <text:p>Conv1*1,1024, 1</text:p>
          </table:table-cell>
          <table:table-cell/>
          <table:table-cell table:style-name="ce32" office:value-type="string" calcext:value-type="string" table:number-columns-spanned="4" table:number-rows-spanned="1">
            <text:p>shortcut = conv2d[1*1], channel = base_channel * 4, stride = 1, VALID,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8"/>
          <table:table-cell table:style-name="ce28" office:value-type="string" calcext:value-type="string" table:number-columns-spanned="3" table:number-rows-spanned="1">
            <text:p><text:span text:style-name="T17">net = tf.pad(</text:span><text:span text:style-name="T18">net, paddings = pad_value</text:span><text:span text:style-name="T17">);</text:span></text:p>
          </table:table-cell>
          <table:covered-table-cell table:number-columns-repeated="2"/>
          <table:table-cell table:number-columns-repeated="4"/>
          <table:table-cell table:style-name="ce32" office:value-type="string" calcext:value-type="string" table:number-columns-spanned="4" table:number-rows-spanned="1">
            <text:p>data_format=DATA_FORMAT, scope='shortcut';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3*3, 256, 2</text:p>
          </table:table-cell>
          <table:table-cell/>
          <table:table-cell table:style-name="ce27" office:value-type="string" calcext:value-type="string" table:number-columns-spanned="4" table:number-rows-spanned="2">
            <text:p>net = conv2d[3*3], channel = base_channel, stride = stride, VALID, data_format=DATA_FORMAT, scope='conv1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1024, 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 * 4, stride = 1, VALID, data_format=DATA_FORMAT, scope='conv2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net + shortcut;</text:p>
          </table:table-cell>
          <table:covered-table-cell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tf.nn.relu(net);</text:p>
          </table:table-cell>
          <table:covered-table-cell/>
          <table:table-cell table:number-columns-repeated="1013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4" table:number-rows-spanned="3">
            <text:p><text:span text:style-name="T11">bottleneck_v1b(</text:span><text:span text:style-name="T16">input_x=net,                                                             base_channel=base_channel, scope='bottleneck_1',              stride=1, avg_down=avg_down, projection=False</text:span><text:span text:style-name="T11">);</text:span>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4" table:number-rows-spanned="1">
            <text:p><text:s/># The value of net comes from the result of 'bottleneck_0';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5" table:number-columns-repeated="4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20" office:value-type="string" calcext:value-type="string" table:number-columns-spanned="2" table:number-rows-spanned="1">
            <text:p>with tf.variable_scope(<text:span text:style-name="T7">scope</text:span>)</text:p>
          </table:table-cell>
          <table:covered-table-cell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15"/>
          <table:table-cell table:style-name="ce13" office:value-type="string" calcext:value-type="string" table:number-columns-spanned="3" table:number-rows-spanned="1">
            <text:p><text:s/># Because : projection=False and avg_down=True;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number-columns-repeated="7"/>
          <table:table-cell table:style-name="ce24" office:value-type="string" calcext:value-type="string" table:number-columns-spanned="2" table:number-rows-spanned="1">
            <text:p># DATA_FORMAT = "NHWC"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7"/>
          <table:table-cell table:style-name="ce25" office:value-type="string" calcext:value-type="string" table:number-columns-spanned="3" table:number-rows-spanned="1">
            <text:p># pad_value = [[0, 0], [1, 1], [1, 1], [0, 0]];</text:p>
          </table:table-cell>
          <table:covered-table-cell table:number-columns-repeated="2"/>
          <table:table-cell table:number-columns-repeated="3"/>
          <table:table-cell table:style-name="ce18"/>
          <table:table-cell/>
          <table:table-cell table:style-name="ce33" office:value-type="string" calcext:value-type="string" table:number-columns-spanned="4" table:number-rows-spanned="1">
            <text:p><text:span text:style-name="T17">shortcut = tf.identity(</text:span><text:span text:style-name="T12">input_x, name='shortcut/Identity'</text:span><text:span text:style-name="T17">);</text:span>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15"/>
          <table:table-cell table:style-name="ce23"/>
          <table:table-cell table:style-name="ce37" table:number-columns-spanned="3" table:number-rows-spanned="1"/>
          <table:covered-table-cell table:number-columns-repeated="2" table:style-name="ce40"/>
          <table:table-cell table:number-columns-repeated="1004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 256, 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, stride = 1, VALID, data_format=DATA_FORMAT, scope='conv0';</text:p>
          </table:table-cell>
          <table:covered-table-cell table:number-columns-repeated="3"/>
          <table:table-cell table:number-columns-repeated="3"/>
          <table:table-cell table:style-name="ce23"/>
          <table:table-cell table:style-name="ce38" table:number-columns-spanned="3" table:number-rows-spanned="1"/>
          <table:covered-table-cell table:number-columns-repeated="2" table:style-name="ce40"/>
          <table:table-cell table:number-columns-repeated="1004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2">
          <table:table-cell table:number-columns-repeated="13"/>
          <table:table-cell table:style-name="ce18"/>
          <table:table-cell/>
          <table:table-cell table:style-name="ce34" table:number-columns-spanned="4" table:number-rows-spanned="1"/>
          <table:covered-table-cell table:number-columns-repeated="3" table:style-name="ce23"/>
          <table:table-cell table:number-columns-repeated="1004"/>
        </table:table-row>
        <table:table-row table:style-name="ro1">
          <table:table-cell table:number-columns-repeated="8"/>
          <table:table-cell table:style-name="ce28" office:value-type="string" calcext:value-type="string" table:number-columns-spanned="3" table:number-rows-spanned="1">
            <text:p><text:span text:style-name="T17">net = tf.pad(</text:span><text:span text:style-name="T18">net, paddings = pad_value</text:span><text:span text:style-name="T17">);</text:span></text:p>
          </table:table-cell>
          <table:covered-table-cell table:number-columns-repeated="2"/>
          <table:table-cell table:number-columns-repeated="4"/>
          <table:table-cell table:style-name="ce34" table:number-columns-spanned="4" table:number-rows-spanned="1"/>
          <table:covered-table-cell table:number-columns-repeated="3" table:style-name="ce23"/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3*3, 256, 1</text:p>
          </table:table-cell>
          <table:table-cell/>
          <table:table-cell table:style-name="ce27" office:value-type="string" calcext:value-type="string" table:number-columns-spanned="4" table:number-rows-spanned="2">
            <text:p>net = conv2d[3*3], channel = base_channel, stride = stride, VALID, data_format=DATA_FORMAT, scope='conv1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1024, 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 * 4, stride = 1, VALID, data_format=DATA_FORMAT, scope='conv2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net + shortcut;</text:p>
          </table:table-cell>
          <table:covered-table-cell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tf.nn.relu(net);</text:p>
          </table:table-cell>
          <table:covered-table-cell/>
          <table:table-cell table:number-columns-repeated="1013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4" table:number-rows-spanned="3">
            <text:p><text:span text:style-name="T11">bottleneck_v1b(</text:span><text:span text:style-name="T16">input_x=net,                                                             base_channel=base_channel, scope='bottleneck_2',              stride=1, avg_down=avg_down, projection=False</text:span><text:span text:style-name="T11">);</text:span>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4" table:number-rows-spanned="1">
            <text:p><text:s/># The value of net comes from the result of 'bottleneck_1';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5" table:number-columns-repeated="4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20" office:value-type="string" calcext:value-type="string" table:number-columns-spanned="2" table:number-rows-spanned="1">
            <text:p>with tf.variable_scope(<text:span text:style-name="T7">scope</text:span>)</text:p>
          </table:table-cell>
          <table:covered-table-cell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15"/>
          <table:table-cell table:style-name="ce13" office:value-type="string" calcext:value-type="string" table:number-columns-spanned="3" table:number-rows-spanned="1">
            <text:p><text:s/># Because : projection=False and avg_down=True;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number-columns-repeated="7"/>
          <table:table-cell table:style-name="ce24" office:value-type="string" calcext:value-type="string" table:number-columns-spanned="2" table:number-rows-spanned="1">
            <text:p># DATA_FORMAT = "NHWC"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7"/>
          <table:table-cell table:style-name="ce25" office:value-type="string" calcext:value-type="string" table:number-columns-spanned="3" table:number-rows-spanned="1">
            <text:p># pad_value = [[0, 0], [1, 1], [1, 1], [0, 0]];</text:p>
          </table:table-cell>
          <table:covered-table-cell table:number-columns-repeated="2"/>
          <table:table-cell table:number-columns-repeated="3"/>
          <table:table-cell table:style-name="ce18"/>
          <table:table-cell/>
          <table:table-cell table:style-name="ce33" office:value-type="string" calcext:value-type="string" table:number-columns-spanned="4" table:number-rows-spanned="1">
            <text:p><text:span text:style-name="T17">shortcut = tf.identity(</text:span><text:span text:style-name="T12">input_x, name='shortcut/Identity'</text:span><text:span text:style-name="T17">);</text:span></text:p>
          </table:table-cell>
          <table:covered-table-cell table:number-columns-repeated="3" table:style-name="ce31"/>
          <table:table-cell table:number-columns-repeated="1004"/>
        </table:table-row>
        <table:table-row table:style-name="ro1">
          <table:table-cell table:number-columns-repeated="15"/>
          <table:table-cell table:style-name="ce23"/>
          <table:table-cell table:style-name="ce37" table:number-columns-spanned="3" table:number-rows-spanned="1"/>
          <table:covered-table-cell table:number-columns-repeated="2" table:style-name="ce40"/>
          <table:table-cell table:number-columns-repeated="1004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 256, 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, stride = 1, VALID, data_format=DATA_FORMAT, scope='conv0';</text:p>
          </table:table-cell>
          <table:covered-table-cell table:number-columns-repeated="3"/>
          <table:table-cell table:number-columns-repeated="3"/>
          <table:table-cell table:style-name="ce23"/>
          <table:table-cell table:style-name="ce38" table:number-columns-spanned="3" table:number-rows-spanned="1"/>
          <table:covered-table-cell table:number-columns-repeated="2" table:style-name="ce40"/>
          <table:table-cell table:number-columns-repeated="1004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2">
          <table:table-cell table:number-columns-repeated="13"/>
          <table:table-cell table:style-name="ce18"/>
          <table:table-cell/>
          <table:table-cell table:style-name="ce34" table:number-columns-spanned="4" table:number-rows-spanned="1"/>
          <table:covered-table-cell table:number-columns-repeated="3" table:style-name="ce23"/>
          <table:table-cell table:number-columns-repeated="1004"/>
        </table:table-row>
        <table:table-row table:style-name="ro1">
          <table:table-cell table:number-columns-repeated="8"/>
          <table:table-cell table:style-name="ce28" office:value-type="string" calcext:value-type="string" table:number-columns-spanned="3" table:number-rows-spanned="1">
            <text:p><text:span text:style-name="T17">net = tf.pad(</text:span><text:span text:style-name="T18">net, paddings = pad_value</text:span><text:span text:style-name="T17">);</text:span></text:p>
          </table:table-cell>
          <table:covered-table-cell table:number-columns-repeated="2"/>
          <table:table-cell table:number-columns-repeated="4"/>
          <table:table-cell table:style-name="ce34" table:number-columns-spanned="4" table:number-rows-spanned="1"/>
          <table:covered-table-cell table:number-columns-repeated="3" table:style-name="ce23"/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3*3, 256, 1</text:p>
          </table:table-cell>
          <table:table-cell/>
          <table:table-cell table:style-name="ce27" office:value-type="string" calcext:value-type="string" table:number-columns-spanned="4" table:number-rows-spanned="2">
            <text:p>net = conv2d[3*3], channel = base_channel, stride = stride, VALID, data_format=DATA_FORMAT, scope='conv1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19" office:value-type="string" calcext:value-type="string">
            <text:p>Conv1*1,1024, 1</text:p>
          </table:table-cell>
          <table:table-cell/>
          <table:table-cell table:style-name="ce27" office:value-type="string" calcext:value-type="string" table:number-columns-spanned="4" table:number-rows-spanned="2">
            <text:p>net = conv2d[1*1], channel = base_channel * 4, stride = 1, VALID, data_format=DATA_FORMAT, scope='conv2'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8"/>
          <table:covered-table-cell table:number-columns-repeated="4"/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6"/>
          <table:table-cell table:style-name="ce5" table:number-columns-repeated="9"/>
          <table:table-cell table:number-columns-repeated="1008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net + shortcut;</text:p>
          </table:table-cell>
          <table:covered-table-cell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net = tf.nn.relu(net);</text:p>
          </table:table-cell>
          <table:covered-table-cell/>
          <table:table-cell table:number-columns-repeated="1013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4" table:number-rows-spanned="3">
            <text:p><text:span text:style-name="T11">bottleneck_v1b(</text:span><text:span text:style-name="T16">input_x=net,                                                             base_channel=base_channel, scope='bottleneck_3',              stride=1, avg_down=avg_down, projection=False</text:span><text:span text:style-name="T11">);</text:span>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  <table:table-row table:style-name="ro1">
          <table:table-cell table:number-columns-repeated="4"/>
          <table:covered-table-cell table:number-columns-repeated="4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e_20_Arrow_20_1" draw:display-name="Line Arrow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4:33:02.362610349</meta:creation-date>
    <meta:generator>LibreOffice/6.0.7.3$Linux_X86_64 LibreOffice_project/00m0$Build-3</meta:generator>
    <dc:date>2019-12-07T21:55:43.950646028</dc:date>
    <meta:editing-duration>PT50M19S</meta:editing-duration>
    <meta:editing-cycles>8</meta:editing-cycles>
    <meta:document-statistic meta:table-count="1" meta:cell-count="225" meta:object-count="240"/>
  </office:meta>
</office:document-meta>
</file>